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7" style:family="paragraph" style:parent-style-name="Text_20_body">
      <style:text-properties officeooo:paragraph-rsid="20228d7e"/>
    </style:style>
    <style:style style:name="P8" style:family="paragraph" style:parent-style-name="Text_20_body">
      <style:text-properties officeooo:paragraph-rsid="202364ac"/>
    </style:style>
    <style:style style:name="P9" style:family="paragraph" style:parent-style-name="Text_20_body">
      <style:text-properties officeooo:rsid="2024c342" officeooo:paragraph-rsid="2024c342"/>
    </style:style>
    <style:style style:name="P10" style:family="paragraph" style:parent-style-name="Text_20_body">
      <style:text-properties officeooo:paragraph-rsid="20267c2c"/>
    </style:style>
    <style:style style:name="P11" style:family="paragraph" style:parent-style-name="Text_20_body">
      <style:text-properties officeooo:rsid="20267c2c" officeooo:paragraph-rsid="20267c2c"/>
    </style:style>
    <style:style style:name="P12" style:family="paragraph" style:parent-style-name="Text_20_body">
      <style:text-properties officeooo:paragraph-rsid="202b1bc4"/>
    </style:style>
    <style:style style:name="P13" style:family="paragraph" style:parent-style-name="Text_20_body">
      <style:text-properties officeooo:paragraph-rsid="2033ec3f"/>
    </style:style>
    <style:style style:name="P14" style:family="paragraph" style:parent-style-name="Text_20_body">
      <style:text-properties officeooo:rsid="2035891f" officeooo:paragraph-rsid="2035891f"/>
    </style:style>
    <style:style style:name="P15" style:family="paragraph" style:parent-style-name="Text_20_body">
      <style:text-properties officeooo:paragraph-rsid="2038b19c"/>
    </style:style>
    <style:style style:name="P16" style:family="paragraph" style:parent-style-name="Text_20_body">
      <style:text-properties officeooo:rsid="203a16d8" officeooo:paragraph-rsid="203a16d8"/>
    </style:style>
    <style:style style:name="P17" style:family="paragraph" style:parent-style-name="Text_20_body">
      <style:text-properties officeooo:rsid="203ece63" officeooo:paragraph-rsid="203ece63"/>
    </style:style>
    <style:style style:name="P18" style:family="paragraph" style:parent-style-name="Text_20_body">
      <style:text-properties fo:language="cs" fo:country="CZ" officeooo:paragraph-rsid="20df6a16" style:language-asian="zxx" style:country-asian="none" style:language-complex="ar" style:country-complex="SA"/>
    </style:style>
    <style:style style:name="P19" style:family="paragraph" style:parent-style-name="Text_20_body">
      <style:text-properties fo:language="cs" fo:country="CZ" officeooo:paragraph-rsid="20df6a16" style:language-asian="zxx" style:country-asian="none" style:language-complex="zxx" style:country-complex="none"/>
    </style:style>
    <style:style style:name="P20" style:family="paragraph" style:parent-style-name="Text_20_body">
      <style:text-properties fo:language="cs" fo:country="CZ" officeooo:rsid="20c40c7f" officeooo:paragraph-rsid="20c40c7f" style:language-asian="cs" style:country-asian="CZ"/>
    </style:style>
    <style:style style:name="P21" style:family="paragraph" style:parent-style-name="Text_20_body">
      <style:text-properties fo:language="cs" fo:country="CZ" officeooo:rsid="20c59a67" officeooo:paragraph-rsid="20c59a67" style:language-asian="cs" style:country-asian="CZ"/>
    </style:style>
    <style:style style:name="P22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23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24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25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6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7" style:family="paragraph" style:parent-style-name="Text_20_body">
      <style:text-properties fo:language="cs" fo:country="CZ" officeooo:paragraph-rsid="20df6a16" style:language-asian="cs" style:country-asian="CZ"/>
    </style:style>
    <style:style style:name="P28" style:family="paragraph" style:parent-style-name="Text_20_body">
      <style:text-properties fo:language="cs" fo:country="CZ" fo:font-style="italic" officeooo:rsid="2022d038" officeooo:paragraph-rsid="206e5597" style:language-asian="cs" style:country-asian="CZ" style:font-style-asian="italic" style:font-style-complex="italic"/>
    </style:style>
    <style:style style:name="P29" style:family="paragraph" style:parent-style-name="Text_20_body">
      <style:text-properties fo:font-style="normal" officeooo:paragraph-rsid="20df6a16" style:font-style-asian="normal" style:font-style-complex="normal"/>
    </style:style>
    <style:style style:name="P30" style:family="paragraph" style:parent-style-name="Text_20_body">
      <style:text-properties style:text-line-through-style="none" style:text-line-through-type="none" officeooo:rsid="205145a7" officeooo:paragraph-rsid="205e46e8"/>
    </style:style>
    <style:style style:name="P31" style:family="paragraph" style:parent-style-name="Text_20_body">
      <style:text-properties style:text-line-through-style="none" style:text-line-through-type="none" officeooo:rsid="205145a7" officeooo:paragraph-rsid="20df6a16"/>
    </style:style>
    <style:style style:name="P32" style:family="paragraph" style:parent-style-name="Text_20_body">
      <style:text-properties style:text-line-through-style="none" style:text-line-through-type="none" officeooo:rsid="20e07efa" officeooo:paragraph-rsid="20e07efa"/>
    </style:style>
    <style:style style:name="P33" style:family="paragraph" style:parent-style-name="Text_20_body">
      <style:text-properties style:text-line-through-style="none" style:text-line-through-type="none" fo:language="en" fo:country="US" officeooo:rsid="20e07efa" officeooo:paragraph-rsid="20e07efa"/>
    </style:style>
    <style:style style:name="P34" style:family="paragraph" style:parent-style-name="Text_20_body">
      <style:text-properties style:text-line-through-style="none" style:text-line-through-type="none" officeooo:rsid="20fa2af0" officeooo:paragraph-rsid="20fa2af0"/>
    </style:style>
    <style:style style:name="P35" style:family="paragraph" style:parent-style-name="Text_20_body">
      <style:text-properties style:text-line-through-style="none" style:text-line-through-type="none" officeooo:rsid="20fa2af0" officeooo:paragraph-rsid="20fa9b02"/>
    </style:style>
    <style:style style:name="P36" style:family="paragraph" style:parent-style-name="Text_20_body">
      <style:text-properties style:text-line-through-style="none" style:text-line-through-type="none" officeooo:rsid="20fa2af0" officeooo:paragraph-rsid="20fc8cca"/>
    </style:style>
    <style:style style:name="P37" style:family="paragraph" style:parent-style-name="Text_20_body">
      <style:text-properties style:text-line-through-style="none" style:text-line-through-type="none" officeooo:rsid="20fa2af0" officeooo:paragraph-rsid="20fead24"/>
    </style:style>
    <style:style style:name="P38" style:family="paragraph" style:parent-style-name="Text_20_body">
      <style:text-properties style:text-line-through-style="none" style:text-line-through-type="none" officeooo:rsid="20fa2af0" officeooo:paragraph-rsid="2102b461"/>
    </style:style>
    <style:style style:name="P39" style:family="paragraph" style:parent-style-name="Text_20_body">
      <style:text-properties style:text-line-through-style="none" style:text-line-through-type="none" officeooo:rsid="20fa2af0" officeooo:paragraph-rsid="21064096"/>
    </style:style>
    <style:style style:name="P40" style:family="paragraph" style:parent-style-name="Text_20_body">
      <style:text-properties style:text-line-through-style="none" style:text-line-through-type="none" officeooo:rsid="20fa2af0" officeooo:paragraph-rsid="210710db"/>
    </style:style>
    <style:style style:name="P41" style:family="paragraph" style:parent-style-name="Text_20_body">
      <style:text-properties style:text-line-through-style="none" style:text-line-through-type="none" officeooo:rsid="20fa2af0" officeooo:paragraph-rsid="21084381"/>
    </style:style>
    <style:style style:name="P42" style:family="paragraph" style:parent-style-name="Text_20_body">
      <style:text-properties style:text-line-through-style="none" style:text-line-through-type="none" officeooo:rsid="20fa2af0" officeooo:paragraph-rsid="210e7eaf"/>
    </style:style>
    <style:style style:name="P43" style:family="paragraph" style:parent-style-name="Text_20_body">
      <style:text-properties style:text-line-through-style="none" style:text-line-through-type="none" officeooo:rsid="20f1f757" officeooo:paragraph-rsid="20ff8ccb"/>
    </style:style>
    <style:style style:name="P44" style:family="paragraph" style:parent-style-name="Text_20_body">
      <style:text-properties style:text-line-through-style="none" style:text-line-through-type="none" officeooo:rsid="20f1f757" officeooo:paragraph-rsid="21084381"/>
    </style:style>
    <style:style style:name="P45" style:family="paragraph" style:parent-style-name="Text_20_body">
      <style:text-properties style:text-line-through-style="none" style:text-line-through-type="none" fo:font-weight="bold" officeooo:rsid="20fa2af0" officeooo:paragraph-rsid="20fa2af0" style:font-weight-asian="bold" style:font-weight-complex="bold"/>
    </style:style>
    <style:style style:name="P46" style:family="paragraph" style:parent-style-name="Text_20_body">
      <style:text-properties style:text-line-through-style="none" style:text-line-through-type="none" officeooo:rsid="21084381" officeooo:paragraph-rsid="21084381"/>
    </style:style>
    <style:style style:name="P47" style:family="paragraph" style:parent-style-name="Text_20_body">
      <style:text-properties fo:font-style="italic" officeooo:rsid="204f4e25" officeooo:paragraph-rsid="205aec31" style:font-style-asian="italic" style:font-style-complex="italic"/>
    </style:style>
    <style:style style:name="P48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49" style:family="paragraph" style:parent-style-name="Text_20_body">
      <style:text-properties style:text-line-through-style="solid" style:text-line-through-type="single" officeooo:rsid="2098b342" officeooo:paragraph-rsid="20ad718d"/>
    </style:style>
    <style:style style:name="P50" style:family="paragraph" style:parent-style-name="Text_20_body">
      <style:text-properties style:text-line-through-style="solid" style:text-line-through-type="single" officeooo:rsid="20ad718d" officeooo:paragraph-rsid="20ad718d"/>
    </style:style>
    <style:style style:name="P51" style:family="paragraph" style:parent-style-name="Text_20_body">
      <style:text-properties style:text-line-through-style="solid" style:text-line-through-type="single" fo:font-size="9.5pt" fo:letter-spacing="0.009cm" fo:language="cs" fo:country="CZ" officeooo:rsid="20ae2d0a" officeooo:paragraph-rsid="20ae2d0a" style:font-size-asian="9.5pt" style:language-asian="cs" style:country-asian="CZ"/>
    </style:style>
    <style:style style:name="P52" style:family="paragraph" style:parent-style-name="Text_20_body">
      <style:text-properties officeooo:rsid="204bed03" officeooo:paragraph-rsid="204bed03"/>
    </style:style>
    <style:style style:name="P53" style:family="paragraph" style:parent-style-name="Text_20_body">
      <style:text-properties officeooo:paragraph-rsid="2046eb88"/>
    </style:style>
    <style:style style:name="P54" style:family="paragraph" style:parent-style-name="Text_20_body">
      <style:text-properties officeooo:rsid="204f4e25" officeooo:paragraph-rsid="204f4e25"/>
    </style:style>
    <style:style style:name="P55" style:family="paragraph" style:parent-style-name="Text_20_body">
      <style:text-properties officeooo:rsid="2052d536" officeooo:paragraph-rsid="205aec31"/>
    </style:style>
    <style:style style:name="P56" style:family="paragraph" style:parent-style-name="Text_20_body">
      <style:text-properties officeooo:rsid="2058902b" officeooo:paragraph-rsid="2058902b"/>
    </style:style>
    <style:style style:name="P57" style:family="paragraph" style:parent-style-name="Text_20_body">
      <style:text-properties officeooo:rsid="20642488" officeooo:paragraph-rsid="20642488"/>
    </style:style>
    <style:style style:name="P58" style:family="paragraph" style:parent-style-name="Text_20_body">
      <style:text-properties officeooo:rsid="20642488" officeooo:paragraph-rsid="206449e7"/>
    </style:style>
    <style:style style:name="P59" style:family="paragraph" style:parent-style-name="Text_20_body">
      <style:text-properties officeooo:rsid="20642488" officeooo:paragraph-rsid="2065587c"/>
    </style:style>
    <style:style style:name="P60" style:family="paragraph" style:parent-style-name="Text_20_body">
      <style:text-properties officeooo:rsid="206449e7" officeooo:paragraph-rsid="2068fff3"/>
    </style:style>
    <style:style style:name="P61" style:family="paragraph" style:parent-style-name="Text_20_body">
      <style:text-properties officeooo:rsid="2067fcc6" officeooo:paragraph-rsid="2068fff3"/>
    </style:style>
    <style:style style:name="P62" style:family="paragraph" style:parent-style-name="Text_20_body">
      <style:text-properties officeooo:rsid="206bafad" officeooo:paragraph-rsid="206bafad"/>
    </style:style>
    <style:style style:name="P63" style:family="paragraph" style:parent-style-name="Text_20_body">
      <style:text-properties officeooo:rsid="20774db6" officeooo:paragraph-rsid="20774db6"/>
    </style:style>
    <style:style style:name="P64" style:family="paragraph" style:parent-style-name="Text_20_body">
      <style:text-properties officeooo:rsid="20774db6" officeooo:paragraph-rsid="2077e100"/>
    </style:style>
    <style:style style:name="P65" style:family="paragraph" style:parent-style-name="Text_20_body">
      <style:text-properties officeooo:rsid="207831ef" officeooo:paragraph-rsid="207831ef"/>
    </style:style>
    <style:style style:name="P66" style:family="paragraph" style:parent-style-name="Text_20_body">
      <style:text-properties officeooo:rsid="207b8e54" officeooo:paragraph-rsid="207b8e54"/>
    </style:style>
    <style:style style:name="P67" style:family="paragraph" style:parent-style-name="Text_20_body">
      <style:text-properties officeooo:rsid="207d25a9" officeooo:paragraph-rsid="207d25a9"/>
    </style:style>
    <style:style style:name="P68" style:family="paragraph" style:parent-style-name="Text_20_body">
      <style:text-properties officeooo:rsid="207d25a9" officeooo:paragraph-rsid="20889469"/>
    </style:style>
    <style:style style:name="P69" style:family="paragraph" style:parent-style-name="Text_20_body">
      <style:text-properties officeooo:rsid="20879cf5" officeooo:paragraph-rsid="20879cf5"/>
    </style:style>
    <style:style style:name="P70" style:family="paragraph" style:parent-style-name="Text_20_body">
      <style:text-properties officeooo:rsid="20889469" officeooo:paragraph-rsid="20889469"/>
    </style:style>
    <style:style style:name="P71" style:family="paragraph" style:parent-style-name="Text_20_body">
      <style:text-properties officeooo:rsid="2089bc52" officeooo:paragraph-rsid="2089bc52"/>
    </style:style>
    <style:style style:name="P72" style:family="paragraph" style:parent-style-name="Text_20_body">
      <style:text-properties officeooo:rsid="2098b342" officeooo:paragraph-rsid="209dcf79"/>
    </style:style>
    <style:style style:name="P73" style:family="paragraph" style:parent-style-name="Text_20_body">
      <style:text-properties officeooo:rsid="2098b342" officeooo:paragraph-rsid="20a19e91"/>
    </style:style>
    <style:style style:name="P74" style:family="paragraph" style:parent-style-name="Text_20_body">
      <style:text-properties officeooo:rsid="2098b342" officeooo:paragraph-rsid="20a75113"/>
    </style:style>
    <style:style style:name="P75" style:family="paragraph" style:parent-style-name="Text_20_body">
      <style:text-properties officeooo:rsid="2098b342" officeooo:paragraph-rsid="20aac5d0"/>
    </style:style>
    <style:style style:name="P76" style:family="paragraph" style:parent-style-name="Text_20_body">
      <style:text-properties officeooo:rsid="2098b342" officeooo:paragraph-rsid="20ace839"/>
    </style:style>
    <style:style style:name="P77" style:family="paragraph" style:parent-style-name="Text_20_body">
      <style:text-properties officeooo:rsid="2098b342" officeooo:paragraph-rsid="20af97d2"/>
    </style:style>
    <style:style style:name="P78" style:family="paragraph" style:parent-style-name="Text_20_body">
      <style:text-properties officeooo:rsid="2098b342" officeooo:paragraph-rsid="20b19335"/>
    </style:style>
    <style:style style:name="P79" style:family="paragraph" style:parent-style-name="Text_20_body">
      <style:text-properties officeooo:rsid="2098b342" officeooo:paragraph-rsid="20b53d83"/>
    </style:style>
    <style:style style:name="P80" style:family="paragraph" style:parent-style-name="Text_20_body">
      <style:text-properties officeooo:rsid="2098b342" officeooo:paragraph-rsid="20b5f42b"/>
    </style:style>
    <style:style style:name="P81" style:family="paragraph" style:parent-style-name="Text_20_body">
      <style:text-properties officeooo:rsid="2098b342" officeooo:paragraph-rsid="20b709c7"/>
    </style:style>
    <style:style style:name="P82" style:family="paragraph" style:parent-style-name="Text_20_body">
      <style:text-properties officeooo:rsid="2098b342" officeooo:paragraph-rsid="20ba3fd2"/>
    </style:style>
    <style:style style:name="P83" style:family="paragraph" style:parent-style-name="Text_20_body">
      <style:text-properties officeooo:rsid="2098b342" officeooo:paragraph-rsid="20c1c0ac"/>
    </style:style>
    <style:style style:name="P84" style:family="paragraph" style:parent-style-name="Text_20_body">
      <style:text-properties officeooo:rsid="2098b342" officeooo:paragraph-rsid="20c7e044"/>
    </style:style>
    <style:style style:name="P85" style:family="paragraph" style:parent-style-name="Text_20_body">
      <style:text-properties officeooo:rsid="2098b342" officeooo:paragraph-rsid="20ca50b1"/>
    </style:style>
    <style:style style:name="P86" style:family="paragraph" style:parent-style-name="Text_20_body">
      <style:text-properties officeooo:rsid="2098b342" officeooo:paragraph-rsid="20caf294"/>
    </style:style>
    <style:style style:name="P87" style:family="paragraph" style:parent-style-name="Text_20_body">
      <style:text-properties officeooo:rsid="20a099ca" officeooo:paragraph-rsid="20a099ca"/>
    </style:style>
    <style:style style:name="P88" style:family="paragraph" style:parent-style-name="Text_20_body">
      <style:text-properties officeooo:rsid="20a19e91" officeooo:paragraph-rsid="20a19e91"/>
    </style:style>
    <style:style style:name="P89" style:family="paragraph" style:parent-style-name="Text_20_body">
      <style:text-properties officeooo:rsid="20a1bc0a" officeooo:paragraph-rsid="20a3122c"/>
    </style:style>
    <style:style style:name="P90" style:family="paragraph" style:parent-style-name="Text_20_body">
      <style:text-properties officeooo:paragraph-rsid="20af97d2"/>
    </style:style>
    <style:style style:name="P91" style:family="paragraph" style:parent-style-name="Text_20_body">
      <style:text-properties officeooo:rsid="20af97d2" officeooo:paragraph-rsid="20af97d2"/>
    </style:style>
    <style:style style:name="P92" style:family="paragraph" style:parent-style-name="Text_20_body">
      <style:text-properties officeooo:rsid="20b59c5a" officeooo:paragraph-rsid="20b59c5a"/>
    </style:style>
    <style:style style:name="P93" style:family="paragraph" style:parent-style-name="Text_20_body">
      <style:text-properties officeooo:rsid="20b5f42b" officeooo:paragraph-rsid="20b5f42b"/>
    </style:style>
    <style:style style:name="P94" style:family="paragraph" style:parent-style-name="Text_20_body">
      <style:text-properties officeooo:rsid="20b7a83f" officeooo:paragraph-rsid="20b7a83f"/>
    </style:style>
    <style:style style:name="P95" style:family="paragraph" style:parent-style-name="Text_20_body">
      <style:text-properties officeooo:rsid="20bc2715" officeooo:paragraph-rsid="20bc2715"/>
    </style:style>
    <style:style style:name="P96" style:family="paragraph" style:parent-style-name="Text_20_body">
      <style:text-properties officeooo:rsid="20c37e13" officeooo:paragraph-rsid="20c37e13"/>
    </style:style>
    <style:style style:name="P97" style:family="paragraph" style:parent-style-name="Text_20_body">
      <style:text-properties officeooo:paragraph-rsid="20c40c7f"/>
    </style:style>
    <style:style style:name="P98" style:family="paragraph" style:parent-style-name="Text_20_body">
      <style:text-properties officeooo:rsid="20c8b3c0" officeooo:paragraph-rsid="20c8b3c0"/>
    </style:style>
    <style:style style:name="P99" style:family="paragraph" style:parent-style-name="Text_20_body">
      <style:text-properties officeooo:rsid="20ca50b1" officeooo:paragraph-rsid="20ca50b1"/>
    </style:style>
    <style:style style:name="P100" style:family="paragraph" style:parent-style-name="Text_20_body">
      <style:text-properties officeooo:rsid="20cb160c" officeooo:paragraph-rsid="20cb160c"/>
    </style:style>
    <style:style style:name="P101" style:family="paragraph" style:parent-style-name="Text_20_body">
      <style:text-properties officeooo:rsid="20da4c86" officeooo:paragraph-rsid="20da4c86"/>
    </style:style>
    <style:style style:name="P102" style:family="paragraph" style:parent-style-name="Text_20_body">
      <style:text-properties officeooo:paragraph-rsid="204851d8"/>
    </style:style>
    <style:style style:name="P103" style:family="paragraph" style:parent-style-name="Text_20_body">
      <style:text-properties officeooo:paragraph-rsid="20df4ae1"/>
    </style:style>
    <style:style style:name="P104" style:family="paragraph" style:parent-style-name="Text_20_body">
      <style:text-properties style:use-window-font-color="true" fo:font-size="10.5pt" fo:language="cs" fo:country="CZ" fo:font-style="italic" style:text-underline-style="none" fo:font-weight="normal" officeooo:paragraph-rsid="20df6a16" fo:background-color="transparent" style:font-name-asian="Lucida Sans Unicode1" style:font-size-asian="10.5pt" style:language-asian="zxx" style:country-asian="none" style:font-style-asian="italic" style:font-weight-asian="normal" style:font-name-complex="Tahoma1" style:font-size-complex="12pt" style:language-complex="zxx" style:country-complex="none" style:font-style-complex="italic" style:font-weight-complex="bold"/>
    </style:style>
    <style:style style:name="P105" style:family="paragraph" style:parent-style-name="Text_20_body">
      <style:text-properties fo:font-weight="normal" officeooo:paragraph-rsid="20df6a16" style:font-weight-asian="normal" style:font-weight-complex="normal"/>
    </style:style>
    <style:style style:name="P106" style:family="paragraph" style:parent-style-name="Text_20_body">
      <style:text-properties officeooo:paragraph-rsid="20df6a16"/>
    </style:style>
    <style:style style:name="P107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108" style:family="paragraph" style:parent-style-name="Text_20_body">
      <style:text-properties officeooo:rsid="20e1b760" officeooo:paragraph-rsid="20e1b760"/>
    </style:style>
    <style:style style:name="P109" style:family="paragraph" style:parent-style-name="Text_20_body">
      <style:text-properties officeooo:rsid="20e64697" officeooo:paragraph-rsid="20e64697"/>
    </style:style>
    <style:style style:name="P110" style:family="paragraph" style:parent-style-name="Text_20_body">
      <style:text-properties officeooo:rsid="20e9ccbb" officeooo:paragraph-rsid="20e9ccbb"/>
    </style:style>
    <style:style style:name="P111" style:family="paragraph" style:parent-style-name="Text_20_body">
      <style:text-properties officeooo:rsid="20e9ccbb" officeooo:paragraph-rsid="20f1f757"/>
    </style:style>
    <style:style style:name="P112" style:family="paragraph" style:parent-style-name="Text_20_body">
      <style:text-properties officeooo:rsid="20e9ccbb" officeooo:paragraph-rsid="20f3891c"/>
    </style:style>
    <style:style style:name="P113" style:family="paragraph" style:parent-style-name="Text_20_body">
      <style:text-properties officeooo:rsid="20eba352" officeooo:paragraph-rsid="210fff65"/>
    </style:style>
    <style:style style:name="P114" style:family="paragraph" style:parent-style-name="Text_20_body">
      <style:text-properties officeooo:rsid="20ee825d" officeooo:paragraph-rsid="20ee825d"/>
    </style:style>
    <style:style style:name="P115" style:family="paragraph" style:parent-style-name="Text_20_body">
      <style:text-properties officeooo:rsid="20f1f757" officeooo:paragraph-rsid="20f1f757"/>
    </style:style>
    <style:style style:name="P116" style:family="paragraph" style:parent-style-name="Text_20_body">
      <style:text-properties officeooo:rsid="20f3891c" officeooo:paragraph-rsid="20f3891c"/>
    </style:style>
    <style:style style:name="P117" style:family="paragraph" style:parent-style-name="Text_20_body">
      <style:text-properties officeooo:rsid="20f47d8a" officeooo:paragraph-rsid="20f47d8a"/>
    </style:style>
    <style:style style:name="P118" style:family="paragraph" style:parent-style-name="Text_20_body">
      <style:text-properties officeooo:rsid="21084381" officeooo:paragraph-rsid="21084381"/>
    </style:style>
    <style:style style:name="P119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20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21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22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23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2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25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26" style:family="paragraph" style:parent-style-name="Standard">
      <style:text-properties officeooo:paragraph-rsid="20df6a16"/>
    </style:style>
    <style:style style:name="P127" style:family="paragraph" style:parent-style-name="Example_20_Header">
      <style:text-properties officeooo:paragraph-rsid="0ce95318"/>
    </style:style>
    <style:style style:name="P128" style:family="paragraph" style:parent-style-name="Example_20_Header">
      <style:text-properties officeooo:paragraph-rsid="2049b142"/>
    </style:style>
    <style:style style:name="P129" style:family="paragraph" style:parent-style-name="Standard">
      <style:paragraph-properties fo:text-align="center" style:justify-single-word="false" fo:break-before="page"/>
    </style:style>
    <style:style style:name="P13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32" style:family="paragraph" style:parent-style-name="List_20_of_20_Items">
      <style:text-properties style:text-line-through-style="none" style:text-line-through-type="none" officeooo:rsid="205145a7" officeooo:paragraph-rsid="20e07efa"/>
    </style:style>
    <style:style style:name="P133" style:family="paragraph" style:parent-style-name="List_20_of_20_Items">
      <style:text-properties style:text-line-through-style="none" style:text-line-through-type="none" fo:language="en" fo:country="US" officeooo:rsid="20e07efa" officeooo:paragraph-rsid="20e07efa"/>
    </style:style>
    <style:style style:name="P134" style:family="paragraph" style:parent-style-name="List_20_of_20_Items">
      <style:text-properties officeooo:paragraph-rsid="20e07efa"/>
    </style:style>
    <style:style style:name="P135" style:family="paragraph" style:parent-style-name="Heading_20_6">
      <style:text-properties officeooo:paragraph-rsid="20df6a16"/>
    </style:style>
    <style:style style:name="P136" style:family="paragraph" style:parent-style-name="Heading_20_6">
      <style:text-properties fo:language="cs" fo:country="CZ" officeooo:paragraph-rsid="20df6a16" style:language-asian="zxx" style:country-asian="none" style:language-complex="ar" style:country-complex="SA"/>
    </style:style>
    <style:style style:name="P137" style:family="paragraph" style:parent-style-name="Heading_20_1">
      <style:text-properties officeooo:rsid="139f6ca3" officeooo:paragraph-rsid="108bcbf7"/>
    </style:style>
    <style:style style:name="P138" style:family="paragraph" style:parent-style-name="Heading_20_1">
      <style:text-properties officeooo:rsid="208bd359" officeooo:paragraph-rsid="208bd359"/>
    </style:style>
    <style:style style:name="P139" style:family="paragraph" style:parent-style-name="Heading_20_1">
      <style:text-properties officeooo:rsid="108bcbf7" officeooo:paragraph-rsid="202197c0"/>
    </style:style>
    <style:style style:name="P140" style:family="paragraph" style:parent-style-name="Heading_20_2">
      <style:text-properties officeooo:rsid="204bed03" officeooo:paragraph-rsid="204bed03"/>
    </style:style>
    <style:style style:name="P141" style:family="paragraph" style:parent-style-name="Heading_20_2">
      <style:text-properties officeooo:paragraph-rsid="202197c0"/>
    </style:style>
    <style:style style:name="P142" style:family="paragraph" style:parent-style-name="Heading_20_2">
      <style:text-properties officeooo:paragraph-rsid="2112f454"/>
    </style:style>
    <style:style style:name="P143" style:family="paragraph" style:parent-style-name="Heading_20_2">
      <style:text-properties officeooo:paragraph-rsid="21132d0d"/>
    </style:style>
    <style:style style:name="P144" style:family="paragraph" style:parent-style-name="Heading_20_3">
      <style:text-properties officeooo:paragraph-rsid="202197c0"/>
    </style:style>
    <style:style style:name="P145" style:family="paragraph" style:parent-style-name="Heading_20_3">
      <style:text-properties officeooo:paragraph-rsid="202b038b"/>
    </style:style>
    <style:style style:name="P146" style:family="paragraph" style:parent-style-name="Heading_20_3">
      <style:text-properties fo:language="cs" fo:country="CZ" officeooo:paragraph-rsid="202197c0" style:language-asian="cs" style:country-asian="CZ"/>
    </style:style>
    <style:style style:name="P147" style:family="paragraph" style:parent-style-name="Heading_20_3">
      <style:text-properties fo:language="cs" fo:country="CZ" officeooo:paragraph-rsid="20415ce7" style:language-asian="cs" style:country-asian="CZ"/>
    </style:style>
    <style:style style:name="P148" style:family="paragraph" style:parent-style-name="Heading_20_3">
      <style:text-properties officeooo:paragraph-rsid="20415ce7"/>
    </style:style>
    <style:style style:name="P149" style:family="paragraph" style:parent-style-name="Heading_20_3">
      <style:text-properties officeooo:paragraph-rsid="2112f454"/>
    </style:style>
    <style:style style:name="P150" style:family="paragraph" style:parent-style-name="Heading_20_4">
      <style:text-properties officeooo:paragraph-rsid="206e5597"/>
    </style:style>
    <style:style style:name="P151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152" style:family="paragraph" style:parent-style-name="Heading_20_4">
      <style:text-properties officeooo:rsid="206f2028" officeooo:paragraph-rsid="206f2028"/>
    </style:style>
    <style:style style:name="P153" style:family="paragraph" style:parent-style-name="Heading_20_4">
      <style:text-properties officeooo:paragraph-rsid="20415ce7"/>
    </style:style>
    <style:style style:name="P154" style:family="paragraph" style:parent-style-name="Heading_20_5">
      <style:text-properties officeooo:paragraph-rsid="205aec31"/>
    </style:style>
    <style:style style:name="P155" style:family="paragraph" style:parent-style-name="Heading_20_5">
      <style:text-properties officeooo:rsid="206449e7" officeooo:paragraph-rsid="206449e7"/>
    </style:style>
    <style:style style:name="P156" style:family="paragraph" style:parent-style-name="Heading_20_5">
      <style:text-properties officeooo:paragraph-rsid="2065587c"/>
    </style:style>
    <style:style style:name="P157" style:family="paragraph" style:parent-style-name="Heading_20_5">
      <style:text-properties officeooo:paragraph-rsid="20759c9f"/>
    </style:style>
    <style:style style:name="P158" style:family="paragraph" style:parent-style-name="Heading_20_5">
      <style:text-properties officeooo:rsid="20768cfb" officeooo:paragraph-rsid="20768cfb"/>
    </style:style>
    <style:style style:name="P159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160" style:family="paragraph" style:parent-style-name="Heading_20_5">
      <style:text-properties fo:language="cs" fo:country="CZ" officeooo:paragraph-rsid="20df6a16" style:language-asian="cs" style:country-asian="CZ"/>
    </style:style>
    <style:style style:name="P161" style:family="paragraph" style:parent-style-name="Heading_20_5">
      <style:text-properties officeooo:rsid="20a1bc0a" officeooo:paragraph-rsid="20ace839"/>
    </style:style>
    <style:style style:name="P162" style:family="paragraph" style:parent-style-name="Heading_20_5">
      <style:text-properties style:text-line-through-style="solid" style:text-line-through-type="single" officeooo:rsid="20a1bc0a" officeooo:paragraph-rsid="20ad718d"/>
    </style:style>
    <style:style style:name="P163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164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165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166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167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168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169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170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171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172" style:family="paragraph" style:parent-style-name="Heading_20_5">
      <style:text-properties style:text-line-through-style="none" style:text-line-through-type="none" officeooo:paragraph-rsid="205e46e8"/>
    </style:style>
    <style:style style:name="P173" style:family="paragraph" style:parent-style-name="Heading_20_5">
      <style:text-properties officeooo:paragraph-rsid="20df6a16"/>
    </style:style>
    <style:style style:name="P174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75" style:family="paragraph" style:parent-style-name="Text_20_body" style:list-style-name="L2">
      <style:text-properties officeooo:rsid="208bd359" officeooo:paragraph-rsid="208bd359"/>
    </style:style>
    <style:style style:name="P176" style:family="paragraph" style:parent-style-name="Text_20_body" style:list-style-name="L2">
      <style:text-properties officeooo:rsid="208c86cf" officeooo:paragraph-rsid="208c86cf"/>
    </style:style>
    <style:style style:name="P177" style:family="paragraph" style:parent-style-name="Text_20_body" style:list-style-name="L2">
      <style:text-properties officeooo:rsid="2097b3c0" officeooo:paragraph-rsid="2097b3c0"/>
    </style:style>
    <style:style style:name="P178" style:family="paragraph" style:parent-style-name="Text_20_body" style:list-style-name="L2">
      <style:text-properties officeooo:rsid="208fba03" officeooo:paragraph-rsid="20986e4d"/>
    </style:style>
    <style:style style:name="P179" style:family="paragraph" style:parent-style-name="Text_20_body" style:list-style-name="L2">
      <style:text-properties officeooo:rsid="20922f77" officeooo:paragraph-rsid="20986e4d"/>
    </style:style>
    <style:style style:name="P180" style:family="paragraph" style:parent-style-name="Text_20_body" style:list-style-name="L2">
      <style:text-properties officeooo:rsid="20a8e8a9" officeooo:paragraph-rsid="20a8e8a9"/>
    </style:style>
    <style:style style:name="P181" style:family="paragraph" style:parent-style-name="Text_20_body" style:list-style-name="L2">
      <style:text-properties officeooo:rsid="20b31afe" officeooo:paragraph-rsid="20b31afe"/>
    </style:style>
    <style:style style:name="P182" style:family="paragraph" style:parent-style-name="Text_20_body" style:list-style-name="L2">
      <style:text-properties officeooo:rsid="20bc9dd1" officeooo:paragraph-rsid="20bc9dd1"/>
    </style:style>
    <style:style style:name="P183" style:family="paragraph" style:parent-style-name="Text_20_body" style:list-style-name="L3">
      <style:text-properties officeooo:rsid="20e1b760" officeooo:paragraph-rsid="20e1b760"/>
    </style:style>
    <style:style style:name="P184" style:family="paragraph" style:parent-style-name="Text_20_body" style:list-style-name="L3">
      <style:text-properties fo:language="cs" fo:country="CZ" officeooo:rsid="20e1b760" officeooo:paragraph-rsid="20e1b760" style:language-asian="cs" style:country-asian="CZ"/>
    </style:style>
    <style:style style:name="P185" style:family="paragraph" style:parent-style-name="Text_20_body" style:list-style-name="L4">
      <style:text-properties fo:language="cs" fo:country="CZ" officeooo:rsid="20e64697" officeooo:paragraph-rsid="20e64697" style:language-asian="cs" style:country-asian="CZ"/>
    </style:style>
    <style:style style:name="P186" style:family="paragraph" style:parent-style-name="Text_20_body" style:list-style-name="L4">
      <style:text-properties fo:language="cs" fo:country="CZ" officeooo:rsid="20e794fc" officeooo:paragraph-rsid="20e794fc" style:language-asian="cs" style:country-asian="CZ"/>
    </style:style>
    <style:style style:name="P187" style:family="paragraph" style:parent-style-name="Text_20_body" style:list-style-name="L5">
      <style:text-properties fo:language="cs" fo:country="CZ" officeooo:rsid="20f47d8a" officeooo:paragraph-rsid="20f47d8a" style:language-asian="cs" style:country-asian="CZ"/>
    </style:style>
    <style:style style:name="P188" style:family="paragraph" style:parent-style-name="Text_20_body" style:list-style-name="L9">
      <style:text-properties fo:language="cs" fo:country="CZ" officeooo:rsid="20de289d" officeooo:paragraph-rsid="20de289d" style:language-asian="cs" style:country-asian="CZ"/>
    </style:style>
    <style:style style:name="P189" style:family="paragraph" style:parent-style-name="Text_20_body" style:list-style-name="L10">
      <style:text-properties fo:language="cs" fo:country="CZ" officeooo:rsid="2022d038" officeooo:paragraph-rsid="20deffab" style:language-asian="cs" style:country-asian="CZ"/>
    </style:style>
    <style:style style:name="P190" style:family="paragraph" style:parent-style-name="Text_20_body" style:list-style-name="L12">
      <style:text-properties fo:language="cs" fo:country="CZ" officeooo:rsid="212cf64d" officeooo:paragraph-rsid="21132d0d" style:language-asian="cs" style:country-asian="CZ"/>
    </style:style>
    <style:style style:name="P191" style:family="paragraph" style:parent-style-name="Text_20_body">
      <style:text-properties fo:language="cs" fo:country="CZ" officeooo:rsid="212cf64d" officeooo:paragraph-rsid="21132d0d" style:language-asian="cs" style:country-asian="CZ"/>
    </style:style>
    <style:style style:name="P192" style:family="paragraph" style:parent-style-name="Text_20_body">
      <style:text-properties fo:language="cs" fo:country="CZ" officeooo:rsid="21132d0d" officeooo:paragraph-rsid="21132d0d" style:language-asian="cs" style:country-asian="CZ"/>
    </style:style>
    <style:style style:name="P193" style:family="paragraph" style:parent-style-name="Text_20_body" style:list-style-name="L5">
      <style:text-properties fo:language="cs" fo:country="CZ" officeooo:rsid="211629fa" officeooo:paragraph-rsid="211629fa" style:language-asian="cs" style:country-asian="CZ"/>
    </style:style>
    <style:style style:name="P194" style:family="paragraph" style:parent-style-name="Text_20_body" style:list-style-name="L5">
      <style:text-properties fo:language="cs" fo:country="CZ" officeooo:rsid="211991cb" officeooo:paragraph-rsid="211991cb" style:language-asian="cs" style:country-asian="CZ"/>
    </style:style>
    <style:style style:name="P195" style:family="paragraph" style:parent-style-name="Text_20_body" style:list-style-name="L3">
      <style:text-properties officeooo:rsid="20e1dea3" officeooo:paragraph-rsid="20e1dea3"/>
    </style:style>
    <style:style style:name="P196" style:family="paragraph" style:parent-style-name="Text_20_body" style:list-style-name="L6">
      <style:text-properties officeooo:rsid="204bed03" officeooo:paragraph-rsid="204bed03"/>
    </style:style>
    <style:style style:name="P197" style:family="paragraph" style:parent-style-name="Text_20_body" style:list-style-name="L7">
      <style:text-properties officeooo:rsid="20da9cc8" officeooo:paragraph-rsid="20da9cc8"/>
    </style:style>
    <style:style style:name="P198" style:family="paragraph" style:parent-style-name="Text_20_body" style:list-style-name="L9">
      <style:text-properties officeooo:rsid="20da9cc8" officeooo:paragraph-rsid="20dbfabc"/>
    </style:style>
    <style:style style:name="P199" style:family="paragraph" style:parent-style-name="Text_20_body" style:list-style-name="L10">
      <style:text-properties officeooo:rsid="20da9cc8" officeooo:paragraph-rsid="20dbfabc"/>
    </style:style>
    <style:style style:name="P200" style:family="paragraph" style:parent-style-name="Text_20_body" style:list-style-name="L8">
      <style:text-properties officeooo:rsid="2052d536" officeooo:paragraph-rsid="205aec31"/>
    </style:style>
    <style:style style:name="P201" style:family="paragraph" style:parent-style-name="Text_20_body" style:list-style-name="L9">
      <style:text-properties officeooo:paragraph-rsid="2065d056"/>
    </style:style>
    <style:style style:name="P202" style:family="paragraph" style:parent-style-name="Text_20_body" style:list-style-name="L9">
      <style:text-properties officeooo:rsid="20dd41c4" officeooo:paragraph-rsid="20dd41c4"/>
    </style:style>
    <style:style style:name="P203" style:family="paragraph" style:parent-style-name="Text_20_body" style:list-style-name="L9">
      <style:text-properties officeooo:rsid="206b43bd" officeooo:paragraph-rsid="206b43bd"/>
    </style:style>
    <style:style style:name="P204" style:family="paragraph" style:parent-style-name="Text_20_body" style:list-style-name="L2">
      <style:text-properties officeooo:rsid="208f10b6" officeooo:paragraph-rsid="20961e9e"/>
    </style:style>
    <style:style style:name="P205" style:family="paragraph" style:parent-style-name="Text_20_body" style:list-style-name="L2">
      <style:text-properties officeooo:rsid="20cd3211" officeooo:paragraph-rsid="20cd3211"/>
    </style:style>
    <style:style style:name="P206" style:family="paragraph" style:parent-style-name="Text_20_body" style:list-style-name="L2">
      <style:text-properties officeooo:rsid="20d16baa" officeooo:paragraph-rsid="20d16baa"/>
    </style:style>
    <style:style style:name="P207" style:family="paragraph" style:parent-style-name="Text_20_body" style:list-style-name="L2">
      <style:text-properties officeooo:rsid="20cbce30" officeooo:paragraph-rsid="20cbce30"/>
    </style:style>
    <style:style style:name="P208" style:family="paragraph" style:parent-style-name="Text_20_body" style:list-style-name="L10">
      <style:text-properties officeooo:rsid="20d4e8ec" officeooo:paragraph-rsid="20d4e8ec"/>
    </style:style>
    <style:style style:name="P209" style:family="paragraph" style:parent-style-name="Text_20_body" style:list-style-name="L10">
      <style:text-properties officeooo:rsid="20d6d39b" officeooo:paragraph-rsid="20d6d39b"/>
    </style:style>
    <style:style style:name="P210" style:family="paragraph" style:parent-style-name="Text_20_body" style:list-style-name="L10">
      <style:text-properties officeooo:rsid="20deffab" officeooo:paragraph-rsid="20deffab"/>
    </style:style>
    <style:style style:name="P211" style:family="paragraph" style:parent-style-name="Text_20_body" style:list-style-name="L11">
      <style:text-properties officeooo:rsid="20ef5728" officeooo:paragraph-rsid="20ef5728"/>
    </style:style>
    <style:style style:name="P212" style:family="paragraph" style:parent-style-name="Text_20_body">
      <style:text-properties style:text-line-through-style="none" style:text-line-through-type="none" officeooo:rsid="20e96c9d" officeooo:paragraph-rsid="21064096"/>
    </style:style>
    <style:style style:name="P213" style:family="paragraph" style:parent-style-name="Text_20_body">
      <style:text-properties style:text-line-through-style="none" style:text-line-through-type="none" officeooo:rsid="20f1f757" officeooo:paragraph-rsid="210fad22"/>
    </style:style>
    <style:style style:name="P214" style:family="paragraph" style:parent-style-name="Text_20_body" style:list-style-name="L1">
      <style:text-properties officeooo:rsid="2111ef94" officeooo:paragraph-rsid="2111ef94"/>
    </style:style>
    <style:style style:name="P215" style:family="paragraph" style:parent-style-name="Text_20_body">
      <style:text-properties officeooo:rsid="2149ecb1" officeooo:paragraph-rsid="2112f454"/>
    </style:style>
    <style:style style:name="P216" style:family="paragraph" style:parent-style-name="Text_20_body">
      <style:text-properties officeooo:rsid="2112f454" officeooo:paragraph-rsid="2112f454"/>
    </style:style>
    <style:style style:name="P217" style:family="paragraph" style:parent-style-name="Text_20_body">
      <style:text-properties officeooo:rsid="211603d5" officeooo:paragraph-rsid="211603d5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fo:font-style="italic" style:font-style-asian="italic" style:font-style-complex="italic"/>
    </style:style>
    <style:style style:name="T6" style:family="text">
      <style:text-properties fo:language="cs" fo:country="CZ" fo:font-style="italic" style:language-asian="cs" style:country-asian="CZ" style:font-style-asian="italic" style:font-style-complex="italic"/>
    </style:style>
    <style:style style:name="T7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8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9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10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11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anguage="cs" fo:country="CZ" fo:font-style="normal" fo:font-weight="bold" style:language-asian="zxx" style:country-asian="none" style:font-style-asian="normal" style:font-weight-asian="bold" style:language-complex="ar" style:country-complex="SA" style:font-style-complex="normal" style:font-weight-complex="bold"/>
    </style:style>
    <style:style style:name="T13" style:family="text">
      <style:text-properties fo:language="cs" fo:country="CZ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4" style:family="text">
      <style:text-properties fo:language="cs" fo:country="CZ" fo:font-style="normal" style:font-style-asian="normal" style:font-style-complex="normal"/>
    </style:style>
    <style:style style:name="T15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cs" fo:country="CZ" fo:font-style="normal" fo:font-weight="normal" style:language-asian="zxx" style:country-asian="none" style:font-style-asian="normal" style:font-weight-asian="normal" style:language-complex="ar" style:country-complex="SA" style:font-style-complex="normal" style:font-weight-complex="normal"/>
    </style:style>
    <style:style style:name="T17" style:family="text">
      <style:text-properties fo:language="cs" fo:country="CZ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language="cs" fo:country="CZ" fo:font-style="normal" style:language-asian="cs" style:country-asian="CZ" style:font-style-asian="normal" style:font-style-complex="normal"/>
    </style:style>
    <style:style style:name="T19" style:family="text">
      <style:text-properties fo:language="cs" fo:country="CZ" fo:font-weight="bold" style:font-weight-asian="bold" style:font-weight-complex="bold"/>
    </style:style>
    <style:style style:name="T20" style:family="text">
      <style:text-properties fo:language="cs" fo:country="CZ" fo:font-weight="bold" style:language-asian="zxx" style:country-asian="none" style:font-weight-asian="bold" style:language-complex="ar" style:country-complex="SA" style:font-weight-complex="bold"/>
    </style:style>
    <style:style style:name="T21" style:family="text">
      <style:text-properties fo:language="cs" fo:country="CZ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language="cs" fo:country="CZ" style:language-asian="cs" style:country-asian="CZ"/>
    </style:style>
    <style:style style:name="T23" style:family="text">
      <style:text-properties fo:language="cs" fo:country="CZ" officeooo:rsid="20228d7e" style:language-asian="cs" style:country-asian="CZ"/>
    </style:style>
    <style:style style:name="T24" style:family="text">
      <style:text-properties fo:language="cs" fo:country="CZ" officeooo:rsid="2022d038" style:language-asian="cs" style:country-asian="CZ"/>
    </style:style>
    <style:style style:name="T25" style:family="text">
      <style:text-properties fo:language="cs" fo:country="CZ" officeooo:rsid="202364ac" style:language-asian="cs" style:country-asian="CZ"/>
    </style:style>
    <style:style style:name="T26" style:family="text">
      <style:text-properties fo:language="cs" fo:country="CZ" officeooo:rsid="20267c2c" style:language-asian="cs" style:country-asian="CZ"/>
    </style:style>
    <style:style style:name="T27" style:family="text">
      <style:text-properties fo:language="cs" fo:country="CZ" officeooo:rsid="202b1bc4" style:language-asian="cs" style:country-asian="CZ"/>
    </style:style>
    <style:style style:name="T28" style:family="text">
      <style:text-properties fo:language="cs" fo:country="CZ" officeooo:rsid="202b31b7" style:language-asian="cs" style:country-asian="CZ"/>
    </style:style>
    <style:style style:name="T29" style:family="text">
      <style:text-properties fo:language="cs" fo:country="CZ" officeooo:rsid="202c217c" style:language-asian="cs" style:country-asian="CZ"/>
    </style:style>
    <style:style style:name="T30" style:family="text">
      <style:text-properties fo:language="cs" fo:country="CZ" officeooo:rsid="202ffbff" style:language-asian="cs" style:country-asian="CZ"/>
    </style:style>
    <style:style style:name="T31" style:family="text">
      <style:text-properties fo:language="cs" fo:country="CZ" officeooo:rsid="20307a12" style:language-asian="cs" style:country-asian="CZ"/>
    </style:style>
    <style:style style:name="T32" style:family="text">
      <style:text-properties fo:language="cs" fo:country="CZ" officeooo:rsid="203187de" style:language-asian="cs" style:country-asian="CZ"/>
    </style:style>
    <style:style style:name="T33" style:family="text">
      <style:text-properties fo:language="cs" fo:country="CZ" officeooo:rsid="2033ec3f" style:language-asian="cs" style:country-asian="CZ"/>
    </style:style>
    <style:style style:name="T34" style:family="text">
      <style:text-properties fo:language="cs" fo:country="CZ" officeooo:rsid="203781ed" style:language-asian="cs" style:country-asian="CZ"/>
    </style:style>
    <style:style style:name="T35" style:family="text">
      <style:text-properties fo:language="cs" fo:country="CZ" officeooo:rsid="2038b19c" style:language-asian="cs" style:country-asian="CZ"/>
    </style:style>
    <style:style style:name="T36" style:family="text">
      <style:text-properties fo:language="cs" fo:country="CZ" officeooo:rsid="2046eb88" style:language-asian="cs" style:country-asian="CZ"/>
    </style:style>
    <style:style style:name="T37" style:family="text">
      <style:text-properties fo:language="cs" fo:country="CZ" officeooo:rsid="204851d8" style:language-asian="cs" style:country-asian="CZ"/>
    </style:style>
    <style:style style:name="T38" style:family="text">
      <style:text-properties fo:language="cs" fo:country="CZ" officeooo:rsid="2052d536" style:language-asian="cs" style:country-asian="CZ"/>
    </style:style>
    <style:style style:name="T39" style:family="text">
      <style:text-properties fo:language="cs" fo:country="CZ" officeooo:rsid="205742f0" style:language-asian="cs" style:country-asian="CZ"/>
    </style:style>
    <style:style style:name="T40" style:family="text">
      <style:text-properties fo:language="cs" fo:country="CZ" officeooo:rsid="2062b8a6" style:language-asian="cs" style:country-asian="CZ"/>
    </style:style>
    <style:style style:name="T41" style:family="text">
      <style:text-properties fo:language="cs" fo:country="CZ" officeooo:rsid="2065d056" style:language-asian="cs" style:country-asian="CZ"/>
    </style:style>
    <style:style style:name="T42" style:family="text">
      <style:text-properties fo:language="cs" fo:country="CZ" officeooo:rsid="206d0113" style:language-asian="cs" style:country-asian="CZ"/>
    </style:style>
    <style:style style:name="T43" style:family="text">
      <style:text-properties fo:language="cs" fo:country="CZ" officeooo:rsid="2070f8c1" style:language-asian="cs" style:country-asian="CZ"/>
    </style:style>
    <style:style style:name="T44" style:family="text">
      <style:text-properties fo:language="cs" fo:country="CZ" officeooo:rsid="206f2028" style:language-asian="cs" style:country-asian="CZ"/>
    </style:style>
    <style:style style:name="T45" style:family="text">
      <style:text-properties fo:language="cs" fo:country="CZ" officeooo:rsid="20759c9f" style:language-asian="cs" style:country-asian="CZ"/>
    </style:style>
    <style:style style:name="T46" style:family="text">
      <style:text-properties fo:language="cs" fo:country="CZ" officeooo:rsid="20834f4f" style:language-asian="cs" style:country-asian="CZ"/>
    </style:style>
    <style:style style:name="T47" style:family="text">
      <style:text-properties fo:language="cs" fo:country="CZ" officeooo:rsid="20930ec9" style:language-asian="cs" style:country-asian="CZ"/>
    </style:style>
    <style:style style:name="T48" style:family="text">
      <style:text-properties fo:language="cs" fo:country="CZ" officeooo:rsid="20a3122c" style:language-asian="cs" style:country-asian="CZ"/>
    </style:style>
    <style:style style:name="T49" style:family="text">
      <style:text-properties fo:language="cs" fo:country="CZ" officeooo:rsid="20a3c511" style:language-asian="cs" style:country-asian="CZ"/>
    </style:style>
    <style:style style:name="T50" style:family="text">
      <style:text-properties fo:language="cs" fo:country="CZ" officeooo:rsid="20a56c6b" style:language-asian="cs" style:country-asian="CZ"/>
    </style:style>
    <style:style style:name="T51" style:family="text">
      <style:text-properties fo:language="cs" fo:country="CZ" officeooo:rsid="20a75113" style:language-asian="cs" style:country-asian="CZ"/>
    </style:style>
    <style:style style:name="T52" style:family="text">
      <style:text-properties fo:language="cs" fo:country="CZ" officeooo:rsid="20aac5d0" style:language-asian="cs" style:country-asian="CZ"/>
    </style:style>
    <style:style style:name="T53" style:family="text">
      <style:text-properties fo:language="cs" fo:country="CZ" officeooo:rsid="20ace839" style:language-asian="cs" style:country-asian="CZ"/>
    </style:style>
    <style:style style:name="T54" style:family="text">
      <style:text-properties fo:language="cs" fo:country="CZ" officeooo:rsid="20ad718d" style:language-asian="cs" style:country-asian="CZ"/>
    </style:style>
    <style:style style:name="T55" style:family="text">
      <style:text-properties fo:language="cs" fo:country="CZ" officeooo:rsid="20a8e8a9" style:language-asian="cs" style:country-asian="CZ"/>
    </style:style>
    <style:style style:name="T56" style:family="text">
      <style:text-properties fo:language="cs" fo:country="CZ" officeooo:rsid="20be6d52" style:language-asian="cs" style:country-asian="CZ"/>
    </style:style>
    <style:style style:name="T57" style:family="text">
      <style:text-properties fo:language="cs" fo:country="CZ" officeooo:rsid="20bfe10d" style:language-asian="cs" style:country-asian="CZ"/>
    </style:style>
    <style:style style:name="T58" style:family="text">
      <style:text-properties fo:language="cs" fo:country="CZ" officeooo:rsid="20c3ca14" style:language-asian="cs" style:country-asian="CZ"/>
    </style:style>
    <style:style style:name="T59" style:family="text">
      <style:text-properties fo:language="cs" fo:country="CZ" officeooo:rsid="20c40c7f" style:language-asian="cs" style:country-asian="CZ"/>
    </style:style>
    <style:style style:name="T60" style:family="text">
      <style:text-properties fo:language="cs" fo:country="CZ" officeooo:rsid="20c6d827" style:language-asian="cs" style:country-asian="CZ"/>
    </style:style>
    <style:style style:name="T61" style:family="text">
      <style:text-properties fo:language="cs" fo:country="CZ" officeooo:rsid="20dbfabc" style:language-asian="cs" style:country-asian="CZ"/>
    </style:style>
    <style:style style:name="T62" style:family="text">
      <style:text-properties fo:language="cs" fo:country="CZ" officeooo:rsid="20e24247" style:language-asian="cs" style:country-asian="CZ"/>
    </style:style>
    <style:style style:name="T63" style:family="text">
      <style:text-properties fo:language="cs" fo:country="CZ" officeooo:rsid="20e31b95" style:language-asian="cs" style:country-asian="CZ"/>
    </style:style>
    <style:style style:name="T64" style:family="text">
      <style:text-properties fo:language="cs" fo:country="CZ" officeooo:rsid="20e506d8" style:language-asian="cs" style:country-asian="CZ"/>
    </style:style>
    <style:style style:name="T65" style:family="text">
      <style:text-properties fo:language="cs" fo:country="CZ" officeooo:rsid="20f5c49e" style:language-asian="cs" style:country-asian="CZ"/>
    </style:style>
    <style:style style:name="T66" style:family="text">
      <style:text-properties fo:language="cs" fo:country="CZ" officeooo:rsid="212cf64d" style:language-asian="cs" style:country-asian="CZ"/>
    </style:style>
    <style:style style:name="T67" style:family="text">
      <style:text-properties fo:language="cs" fo:country="CZ" fo:font-weight="normal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fo:language="cs" fo:country="CZ" fo:font-weight="normal" style:language-asian="zxx" style:country-asian="none" style:font-weight-asian="normal" style:language-complex="ar" style:country-complex="SA" style:font-weight-complex="normal"/>
    </style:style>
    <style:style style:name="T69" style:family="text">
      <style:text-properties fo:language="cs" fo:country="CZ" style:language-asian="zxx" style:country-asian="none" style:language-complex="ar" style:country-complex="SA"/>
    </style:style>
    <style:style style:name="T70" style:family="text">
      <style:text-properties fo:language="cs" fo:country="CZ" officeooo:rsid="20e18c0c"/>
    </style:style>
    <style:style style:name="T71" style:family="text">
      <style:text-properties fo:language="cs" fo:country="CZ" officeooo:rsid="20e96c9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2068fff3" style:font-style-asian="italic" style:font-style-complex="italic"/>
    </style:style>
    <style:style style:name="T74" style:family="text">
      <style:text-properties fo:font-style="italic" officeooo:rsid="20768cfb" style:font-style-asian="italic" style:font-style-complex="italic"/>
    </style:style>
    <style:style style:name="T75" style:family="text">
      <style:text-properties fo:font-style="italic" officeooo:rsid="20889469" style:font-style-asian="italic" style:font-style-complex="italic"/>
    </style:style>
    <style:style style:name="T76" style:family="text">
      <style:text-properties fo:font-style="italic" officeooo:rsid="20a19e91" style:font-style-asian="italic" style:font-style-complex="italic"/>
    </style:style>
    <style:style style:name="T77" style:family="text">
      <style:text-properties fo:font-style="italic" officeooo:rsid="20f7086f" style:font-style-asian="italic" style:font-style-complex="italic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language-complex="ar" style:country-complex="SA" style:font-weight-complex="bold"/>
    </style:style>
    <style:style style:name="T83" style:family="text">
      <style:text-properties officeooo:rsid="136b6dd9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officeooo:rsid="201d0560"/>
    </style:style>
    <style:style style:name="T86" style:family="text">
      <style:text-properties officeooo:rsid="2025144a"/>
    </style:style>
    <style:style style:name="T87" style:family="text">
      <style:text-properties officeooo:rsid="20270e3e"/>
    </style:style>
    <style:style style:name="T88" style:family="text">
      <style:text-properties officeooo:rsid="2027dbf6"/>
    </style:style>
    <style:style style:name="T89" style:family="text">
      <style:text-properties officeooo:rsid="20298579"/>
    </style:style>
    <style:style style:name="T90" style:family="text">
      <style:text-properties officeooo:rsid="203a73cb"/>
    </style:style>
    <style:style style:name="T91" style:family="text">
      <style:text-properties officeooo:rsid="204cea65"/>
    </style:style>
    <style:style style:name="T92" style:family="text">
      <style:text-properties officeooo:rsid="204e05a6"/>
    </style:style>
    <style:style style:name="T93" style:family="text">
      <style:text-properties officeooo:rsid="205345cd"/>
    </style:style>
    <style:style style:name="T94" style:family="text">
      <style:text-properties officeooo:rsid="2058902b"/>
    </style:style>
    <style:style style:name="T95" style:family="text">
      <style:text-properties officeooo:rsid="2059a202"/>
    </style:style>
    <style:style style:name="T96" style:family="text">
      <style:text-properties officeooo:rsid="205cb6a1"/>
    </style:style>
    <style:style style:name="T97" style:family="text">
      <style:text-properties officeooo:rsid="206449e7"/>
    </style:style>
    <style:style style:name="T98" style:family="text">
      <style:text-properties officeooo:rsid="2065587c"/>
    </style:style>
    <style:style style:name="T99" style:family="text">
      <style:text-properties officeooo:rsid="2068fff3"/>
    </style:style>
    <style:style style:name="T100" style:family="text">
      <style:text-properties officeooo:rsid="206acc77"/>
    </style:style>
    <style:style style:name="T101" style:family="text">
      <style:text-properties officeooo:rsid="20768cfb"/>
    </style:style>
    <style:style style:name="T102" style:family="text">
      <style:text-properties officeooo:rsid="207a19a7"/>
    </style:style>
    <style:style style:name="T103" style:family="text">
      <style:text-properties officeooo:rsid="207e1207"/>
    </style:style>
    <style:style style:name="T104" style:family="text">
      <style:text-properties officeooo:rsid="207fb675"/>
    </style:style>
    <style:style style:name="T105" style:family="text">
      <style:text-properties officeooo:rsid="208751d0"/>
    </style:style>
    <style:style style:name="T106" style:family="text">
      <style:text-properties officeooo:rsid="20889469"/>
    </style:style>
    <style:style style:name="T107" style:family="text">
      <style:text-properties officeooo:rsid="208d5aa7"/>
    </style:style>
    <style:style style:name="T108" style:family="text">
      <style:text-properties officeooo:rsid="20949a87"/>
    </style:style>
    <style:style style:name="T109" style:family="text">
      <style:text-properties officeooo:rsid="20961e9e"/>
    </style:style>
    <style:style style:name="T110" style:family="text">
      <style:text-properties officeooo:rsid="20986e4d"/>
    </style:style>
    <style:style style:name="T111" style:family="text">
      <style:text-properties officeooo:rsid="209a6c6f"/>
    </style:style>
    <style:style style:name="T112" style:family="text">
      <style:text-properties officeooo:rsid="20a19e91"/>
    </style:style>
    <style:style style:name="T113" style:family="text">
      <style:text-properties fo:font-size="9.5pt" fo:letter-spacing="0.009cm" fo:language="cs" fo:country="CZ" style:font-size-asian="9.5pt" style:language-asian="cs" style:country-asian="CZ"/>
    </style:style>
    <style:style style:name="T114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15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16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17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18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19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20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21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22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23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24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25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26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27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28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29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30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31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32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33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34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35" style:family="text">
      <style:text-properties officeooo:rsid="20bc9dd1"/>
    </style:style>
    <style:style style:name="T136" style:family="text">
      <style:text-properties officeooo:rsid="20cbce30"/>
    </style:style>
    <style:style style:name="T137" style:family="text">
      <style:text-properties officeooo:rsid="20cdfc22"/>
    </style:style>
    <style:style style:name="T138" style:family="text">
      <style:text-properties officeooo:rsid="20cfb511"/>
    </style:style>
    <style:style style:name="T139" style:family="text">
      <style:text-properties officeooo:rsid="20d0e2b8"/>
    </style:style>
    <style:style style:name="T140" style:family="text">
      <style:text-properties officeooo:rsid="20d6f133"/>
    </style:style>
    <style:style style:name="T141" style:family="text">
      <style:text-properties officeooo:rsid="20d8eb58"/>
    </style:style>
    <style:style style:name="T14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fo:language="en" fo:country="US" officeooo:rsid="20e18c0c"/>
    </style:style>
    <style:style style:name="T145" style:family="text">
      <style:text-properties officeooo:rsid="20e96c9d"/>
    </style:style>
    <style:style style:name="T146" style:family="text">
      <style:text-properties officeooo:rsid="20e9ccbb"/>
    </style:style>
    <style:style style:name="T147" style:family="text">
      <style:text-properties officeooo:rsid="20eba352"/>
    </style:style>
    <style:style style:name="T148" style:family="text">
      <style:text-properties officeooo:rsid="20ebeda1"/>
    </style:style>
    <style:style style:name="T149" style:family="text">
      <style:text-properties officeooo:rsid="20ed4176"/>
    </style:style>
    <style:style style:name="T150" style:family="text">
      <style:text-properties officeooo:rsid="20ef8f27"/>
    </style:style>
    <style:style style:name="T151" style:family="text">
      <style:text-properties officeooo:rsid="20f1f757"/>
    </style:style>
    <style:style style:name="T152" style:family="text">
      <style:text-properties officeooo:rsid="20f3891c"/>
    </style:style>
    <style:style style:name="T153" style:family="text">
      <style:text-properties officeooo:rsid="20f7086f"/>
    </style:style>
    <style:style style:name="T154" style:family="text">
      <style:text-properties officeooo:rsid="20fc1386"/>
    </style:style>
    <style:style style:name="T155" style:family="text">
      <style:text-properties officeooo:rsid="210bd314"/>
    </style:style>
    <style:style style:name="T156" style:family="text">
      <style:text-properties officeooo:rsid="210d8b19"/>
    </style:style>
    <style:style style:name="T157" style:family="text">
      <style:text-properties officeooo:rsid="214a9f71"/>
    </style:style>
    <style:style style:name="T158" style:family="text">
      <style:text-properties officeooo:rsid="212cf64d"/>
    </style:style>
    <style:style style:name="T159" style:family="text">
      <style:text-properties officeooo:rsid="21407d3e"/>
    </style:style>
    <style:style style:name="T160" style:family="text">
      <style:text-properties officeooo:rsid="20e1b7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>s</text:p>
      <text:p text:style-name="P6"/>
      <text:p text:style-name="P5"/>
      <text:p text:style-name="Text_20_body"/>
      <text:p text:style-name="Text_20_body"/>
      <text:p text:style-name="P124">Dračák</text:p>
      <text:p text:style-name="P119"/>
      <text:p text:style-name="P119"/>
      <text:p text:style-name="P125">podle staré školy</text:p>
      <text:p text:style-name="P120"/>
      <text:p text:style-name="P121">(koncept pravidel)</text:p>
      <text:p text:style-name="P120"/>
      <text:p text:style-name="P120"/>
      <text:p text:style-name="P120"/>
      <text:p text:style-name="P120"/>
      <text:p text:style-name="P120"/>
      <text:p text:style-name="P122">Společenská hra na prožívání příběhů</text:p>
      <text:p text:style-name="P122"/>
      <text:p text:style-name="P123"/>
      <text:p text:style-name="P3">Michal Světlý</text:p>
      <text:p text:style-name="P1"><text:soft-page-break/></text:p>
      <text:p text:style-name="P12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30"><text:a xlink:type="simple" xlink:href="#__RefHeading___Toc2946_901242990" text:style-name="Internet_20_link" text:visited-style-name="Internet_20_link">TODO:</text:a><text:tab/>4</text:p>
          <text:p text:style-name="P130"><text:a xlink:type="simple" xlink:href="#__RefHeading___Toc21875_1991418811" text:style-name="Internet_20_link" text:visited-style-name="Internet_20_link">Tvoje postava</text:a><text:tab/>7</text:p>
          <text:p text:style-name="P131"><text:a xlink:type="simple" xlink:href="#__RefHeading___Toc21877_1991418811" text:style-name="Internet_20_link" text:visited-style-name="Internet_20_link">Vlastnosti</text:a><text:tab/>7</text:p>
          <text:p text:style-name="P131"><text:a xlink:type="simple" xlink:href="#__RefHeading___Toc21879_1991418811" text:style-name="Internet_20_link" text:visited-style-name="Internet_20_link">Rasy</text:a><text:tab/>7</text:p>
          <text:p text:style-name="P131"><text:a xlink:type="simple" xlink:href="#__RefHeading___Toc21881_1991418811" text:style-name="Internet_20_link" text:visited-style-name="Internet_20_link">Povolání tvé postavy</text:a><text:tab/>10</text:p>
          <text:p text:style-name="P130"><text:a xlink:type="simple" xlink:href="#__RefHeading___Toc21883_1991418811" text:style-name="Internet_20_link" text:visited-style-name="Internet_20_link">Dovednosti</text:a><text:tab/>14</text:p>
        </text:index-body>
      </text:table-of-content>
      <text:p text:style-name="P127"/>
      <text:p text:style-name="P4"/>
      <text:p text:style-name="P2">Verze 0.<text:span text:style-name="T83">0.0</text:span></text:p>
      <text:p text:style-name="P127">Poděkování</text:p>
      <text:p text:style-name="Example">Tato příručka <text:span text:style-name="T85">je silně inspirovaná titulem</text:span> Dračí Doupě PPZ PH verze 1.6 vydaného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Example_20_Header">Zpětná vazba</text:p>
      <text:p text:style-name="Example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37" text:outline-level="1"><text:bookmark-start text:name="__RefHeading___Toc2946_901242990"/>TODO:<text:bookmark-end text:name="__RefHeading___Toc2946_901242990"/></text:h>
      <text:list xml:id="list2960342553" text:style-name="L1">
        <text:list-item>
          <text:p text:style-name="P214">Minulost dát až do rozšiřujících pravidel (kde se bude víc řešit kampaň a tak).</text:p>
        </text:list-item>
      </text:list>
      <text:h text:style-name="P138" text:outline-level="1">Nápady <text:span text:style-name="T135">a úvahy</text:span></text:h>
      <text:list xml:id="list157834315" text:style-name="L2">
        <text:list-item>
          <text:p text:style-name="P175">počet připoutaných magických předmětů by mohl záviset na povolání. Válečník by jich mohl mít víc než ostatní (protože má málo schopností).</text:p>
          <text:list>
            <text:list-item>
              <text:p text:style-name="P176">Alchymista by si asi do limitu neměl počítat předměty, které sám vyrobil <text:span text:style-name="T107">(respektive měl by mít pár vlastních předmětů nad limit)</text:span>.</text:p>
            </text:list-item>
          </text:list>
        </text:list-item>
        <text:list-item>
          <text:p text:style-name="P177">Pokud bych chtěl mít theurga, tak by asi stálo za to nechat alchymistovi jen „praktickou“ alchymii (bez výroby trvalých předmětů) a theurgovi naopak dát tu výrobu trvalých předmětů, homunkulů, přivolávání elementálů a tak.</text:p>
          <text:list>
            <text:list-item>
              <text:p text:style-name="P178">Na každé úrovni může <text:span text:style-name="T110">theurg</text:span> vyrobit 1 trvalý magický předmět.</text:p>
              <text:list>
                <text:list-item>
                  <text:p text:style-name="P179">Když umí třeba jen sluneční prsten tak pořád může na první úrovni vyrobit první, na druhé druhý, atd.</text:p>
                </text:list-item>
                <text:list-item>
                  <text:p text:style-name="P179"><text:span text:style-name="T24">Musí na to pořád sehnat materiál, ale nemusí řešit magenergii </text:span><text:span text:style-name="T47">(prostě se bere, že ji v mezičase někde nasbírá)</text:span><text:span text:style-name="T24">.</text:span></text:p>
                </text:list-item>
              </text:list>
            </text:list-item>
          </text:list>
        </text:list-item>
        <text:list-item>
          <text:p text:style-name="P180"><text:span text:style-name="T24">É</text:span><text:span text:style-name="T22">terický olej by měla být vysokolevelová záležitost.</text:span></text:p>
        </text:list-item>
        <text:list-item>
          <text:p text:style-name="P181"><text:span text:style-name="T22">Metamorfóza (lektvar i kouzlo) </text:span><text:span text:style-name="T55">by měla být vysokolevelová záležitost.</text:span></text:p>
        </text:list-item>
        <text:list-item>
          <text:p text:style-name="P182"><text:span text:style-name="T55">P</text:span><text:span text:style-name="T22">íšťalka se mi nelíbí, moc kecá do řemesla zlodějům. </text:span><text:span text:style-name="T56">Leda by odemykala magické zámky </text:span><text:span text:style-name="T57">(každopádně i tak je to spíš pro theurga)</text:span><text:span text:style-name="T56">.</text:span></text:p>
        </text:list-item>
      </text:list>
      <text:p text:style-name="P108"><text:span text:style-name="T56">O</text:span><text:span text:style-name="T22">becný koncept schopností, dovedností, kouzel </text:span><text:span text:style-name="T62">a receptů</text:span><text:span text:style-name="T22">:</text:span></text:p>
      <text:list xml:id="list1900908605" text:style-name="L3">
        <text:list-item>
          <text:p text:style-name="P184"><text:soft-page-break/>Všechno má tři kategorie:</text:p>
          <text:list>
            <text:list-item>
              <text:p text:style-name="P184">Začátečnickou, pokročilou a mistrovskou.</text:p>
            </text:list-item>
          </text:list>
        </text:list-item>
        <text:list-item>
          <text:p text:style-name="P184">Kategorie se otevírají po úrovních:</text:p>
          <text:list>
            <text:list-item>
              <text:p text:style-name="P183"><text:span text:style-name="T22">1-</text:span><text:span text:style-name="T63">4</text:span><text:span text:style-name="T22"> začátečnická</text:span></text:p>
            </text:list-item>
            <text:list-item>
              <text:p text:style-name="P183"><text:span text:style-name="T63">5</text:span><text:span text:style-name="T22">-</text:span><text:span text:style-name="T63">8</text:span><text:span text:style-name="T22"> pokročilá</text:span></text:p>
            </text:list-item>
            <text:list-item>
              <text:p text:style-name="P183"><text:span text:style-name="T63">9</text:span><text:span text:style-name="T22">-1</text:span><text:span text:style-name="T63">2</text:span><text:span text:style-name="T22"> mistrovská</text:span></text:p>
            </text:list-item>
          </text:list>
        </text:list-item>
        <text:list-item>
          <text:p text:style-name="P195"><text:span text:style-name="T22">Dovednosti se upgradují (ze začátečníka na pokročilého, atd.), schopnosti ne. </text:span><text:span text:style-name="T64">Každopádně ale pokročilé schopnosti, kouzla, recepty a podobně se jakákoliv postava může určit až od 5. úrovně.</text:span></text:p>
        </text:list-item>
      </text:list>
      <text:p text:style-name="P109"><text:span text:style-name="T64">Z</text:span><text:span text:style-name="T22">ákladní a pokročilá povolání</text:span></text:p>
      <text:list xml:id="list3087313490" text:style-name="L4">
        <text:list-item>
          <text:p text:style-name="P185">Mít to jako větve má výhodu v tom, že hráči si budou chtít koupit pravidla pro pokročilé, protože každý v nich najde schopnosti pro svou classu.</text:p>
          <text:p text:style-name="P185">Naopak když dám do základních pravidel kompletní pravidla pro 5 povolání na všechny úrovně, tak hráči nebudou mít důvod si koupit další příručku, dokud nezačnou hrát jinou postavu.</text:p>
        </text:list-item>
        <text:list-item>
          <text:p text:style-name="P186">Mít v základních pravidlech víc než 5 povolání není dobrej nápad – zahlcení výběrem.</text:p>
        </text:list-item>
      </text:list>
      <text:p text:style-name="P117"><text:span text:style-name="T22">Základní pravidla + rozš</text:span><text:span text:style-name="T65">iřující moduly</text:span></text:p>
      <text:list xml:id="list132489033" text:style-name="L5">
        <text:list-item>
          <text:p text:style-name="P187">V základních by mělo být 5 povolání (aby nedošlo k zahlecení možnostmi při výběru).</text:p>
        </text:list-item>
        <text:list-item>
          <text:p text:style-name="P187">Jen dovednosti, které jsou opravdu podstatné pro dobrodruhování</text:p>
        </text:list-item>
        <text:list-item>
          <text:p text:style-name="P193"><text:soft-page-break/>Chodcův meč, lupičův klíč a podobně budou prostě normální magické předměty (použitelné určitou classou).</text:p>
        </text:list-item>
        <text:list-item>
          <text:p text:style-name="P194">Theurgem vyrobené magické předměty by mohly být napevno svázané se svým majitelem, takže když dotyčný umře, předmět své kouzelné vlastnosti ztratí (aby nedocházelo k zaplavení trhu magickými předměty).</text:p>
          <text:list>
            <text:list-item>
              <text:p text:style-name="P194">Předměty v dungeonech jsou artefakty z dávných dob.</text:p>
            </text:list-item>
          </text:list>
        </text:list-item>
      </text:list>
      <text:h text:style-name="Heading_20_1" text:outline-level="1"><text:span text:style-name="T56">P</text:span><text:span text:style-name="T22">oznámky</text:span></text:h>
      <text:p text:style-name="P97"><text:span text:style-name="T59">Úvaha do budoucna: </text:span><text:span text:style-name="T58">Pokročilá povolání (druid, theurg...) mi dávají větší smysl </text:span><text:span text:style-name="T59">samostatně</text:span><text:span text:style-name="T58">, tzn. že postava by </text:span><text:span text:style-name="T59">například</text:span><text:span text:style-name="T58"> začínala od jedničky jako druid. </text:span><text:span text:style-name="T59">To by zároveň znamenalo, že základní povolání by měla mít schopnosti i na vyšších úrovních. To se týká hlavně alchymisty a nejspíš i kouzelníka.</text:span></text:p>
      <text:p text:style-name="P97"><text:span text:style-name="T59">Alchymista by se mohl soustředit na „praktickou alchymii“, tedy hlavně různé lektvary a jedy. Theurg by vyráběl magické předměty a povolával elementály. Pyrofor by se soustředil na všechno co hoří a bouchá. A ještě drobn</text:span><text:span text:style-name="T60">ej</text:span><text:span text:style-name="T59"> detail: Svitky bych komplet nechal kouzelníkovi (nebo čarodějovi, nebo tak nějak).</text:span></text:p>
      <text:p text:style-name="P20">Kouzelník má v podstatě jen dva obory: čaroděj je jen jinej název. Mág by se mohl od začátku soustředit na psychickou magii (a kouzelník/čaroděj by tudíž psychická kouzla vůbec neměl). Pak by ještě šlo udělat kouzelníka úplně jinak, vůbec ho nedělit na čaroděje a mágy a dát místo toho možnost vybrat si třeba dvě magické školy.</text:p>
      <text:p text:style-name="P21">S válečníkem je to dost podobný: Nevím, jestli má smysl mít několik samostatných válečnických povolání, šlo by místo toho udělat nějaké specializace v rámci válečníka (i když i ta různá povolání by fungovala).</text:p>
      <text:h text:style-name="P139" text:outline-level="1"><text:bookmark-start text:name="__RefHeading___Toc21875_1991418811"/>Tvoje postava<text:bookmark-end text:name="__RefHeading___Toc21875_1991418811"/></text:h>
      <text:h text:style-name="P140" text:outline-level="2"><text:bookmark-start text:name="__RefHeading___Toc21877_1991418811"/>Vlastnosti<text:bookmark-end text:name="__RefHeading___Toc21877_1991418811"/></text:h>
      <text:p text:style-name="P52">Vlastnosti jsou: Síla, Finesa, Duše.</text:p>
      <text:list xml:id="list166242328" text:style-name="L6">
        <text:list-item>
          <text:p text:style-name="P196"><text:span text:style-name="T91">Opiš</text:span> si vlastnosti podle rasy.</text:p>
        </text:list-item>
        <text:list-item>
          <text:p text:style-name="P196"><text:span text:style-name="T91">O</text:span>piš si vlastnost podle povolání. Pokud už <text:span text:style-name="T91">ji</text:span> máš za rasu stejn<text:span text:style-name="T91">ou</text:span> nebo v<text:span text:style-name="T91">yšší</text:span>, <text:span text:style-name="T91">nech ji beze změny</text:span>.</text:p>
        </text:list-item>
        <text:list-item>
          <text:p text:style-name="P196">Zvyš si libovolné vlastnosti podle svého výběru tak, aby součet byl 6. Žádná vlastnost <text:span text:style-name="T92">ale</text:span> nesmí být menší než 1 ani větší než 3.</text:p>
        </text:list-item>
      </text:list>
      <text:h text:style-name="P143" text:outline-level="2">Kouzla, <text:span text:style-name="T158">recepty a</text:span> schopnosti</text:h>
      <text:p text:style-name="P192">TODO: Tohle až do rozšiřujících pravidel.</text:p>
      <text:p text:style-name="P191">Každé kouzlo, <text:span text:style-name="T159">recept</text:span> nebo schopnost spadá do jedné ze tří kategorií: <text:span text:style-name="T160">Začátečnické, pokročilé nebo mistrovské.</text:span></text:p>
      <text:list xml:id="list3966365281" text:style-name="L12">
        <text:list-item>
          <text:p text:style-name="P190">Na prvních pěti úrovních se můžeš učit jen začátečnické schopnosti, kouzla a recepty.</text:p>
        </text:list-item>
        <text:list-item>
          <text:p text:style-name="P190">Na úrovních 6-10 se můžeš učit začátečnické i pokročilé schopnosti, kouzla a recepty.</text:p>
        </text:list-item>
        <text:list-item>
          <text:p text:style-name="P190"><text:span text:style-name="T66">Od jedenácté úrovně výš se můžeš učit všechny schopnosti, kouzla a recepty, včetně mistrovských.</text:span></text:p>
        </text:list-item>
      </text:list>
      <text:h text:style-name="P142" text:outline-level="2"><text:soft-page-break/>Dovednosti</text:h>
      <text:h text:style-name="P149" text:outline-level="3">Tvoje minulost</text:h>
      <text:p text:style-name="P216">TODO: Tohle až do rozšiřujících pravidel.</text:p>
      <text:p text:style-name="P215">Vymysli si, co jsi dělal před tím, než ses stal dobrodruhem: Mohl jsi být třeba žoldák, lovec, písař a podobně.<text:line-break/><text:tab/><text:span text:style-name="T157">Minulost, podobně jako tvoje současné, dobrodružné povolání, představuje balík znalostí a dovedností, které můžeš používat a také dále zlepšovat. Na začátku všechny umíš na začátečnickém stupni. Nemusíš si je vypisovat, ale když si budeš některou z nich zlepšit na pokročilý nebo mistrovský stupeň, napiš si ji zvlášť (ostatní zůstanou na začátečnickém stupni).</text:span></text:p>
      <text:h text:style-name="P141" text:outline-level="2"><text:bookmark-start text:name="__RefHeading___Toc21879_1991418811"/>Rasy<text:bookmark-end text:name="__RefHeading___Toc21879_1991418811"/></text:h>
      <text:h text:style-name="P144" text:outline-level="3">Člověk</text:h>
      <text:p text:style-name="P7"><text:span text:style-name="T23">VELIKOST: 6<text:line-break/>VLASTNOSTI: </text:span><text:span text:style-name="T24">Libovolné<text:line-break/></text:span><text:span text:style-name="T25">SCHOPNOST: Všestrannost</text:span></text:p>
      <text:p text:style-name="P128">Všestrannost</text:p>
      <text:p text:style-name="P9">Jako člověk si můžeš <text:span text:style-name="T86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8"><text:span text:style-name="T23">VELIKOST: 6<text:line-break/>VLASTNOSTI: </text:span><text:span text:style-name="T24">Síla 2<text:line-break/></text:span><text:span text:style-name="T25">SCHOPNOST: Všestrannost (stejně jako ostatní lidé)</text:span></text:p>
      <text:h text:style-name="P144" text:outline-level="3"><text:soft-page-break/>Hobit</text:h>
      <text:p text:style-name="P10"><text:span text:style-name="T23">VELIKOST: </text:span><text:span text:style-name="T26">5</text:span><text:span text:style-name="T23"><text:line-break/>VLASTNOSTI: </text:span><text:span text:style-name="T26">Finesa</text:span><text:span text:style-name="T24"> 2, </text:span><text:span text:style-name="T28">Duše 2</text:span><text:span text:style-name="T24"><text:line-break/></text:span><text:span text:style-name="T25">SCHOPNOST: </text:span><text:span text:style-name="T26">Vytříbená chuť a čich</text:span></text:p>
      <text:p text:style-name="Example_20_Header">Vytříbená chuť a čich</text:p>
      <text:p text:style-name="P11">Hobiti mají citlivější chuť a čich než příslušníci ostatních ras. Jsou <text:span text:style-name="T87">to </text:span>díky tomu známí labužníci a velcí znalci různých nápojů, pokrmů a jiných poživatin, ale dává jim to výhodu i na dobrodružných výpravách: Neumí sice stopovat tak dobře jako psi, ale dokáží <text:span text:style-name="T88">například</text:span> čich<text:span text:style-name="T88">em poznat převlečenou osobu</text:span> a pouhým ochutnáním odhalí přítomnost jedů <text:span text:style-name="T89">nebo jiných nežádoucích přísad</text:span>.</text:p>
      <text:h text:style-name="P145" text:outline-level="3">Kudůk</text:h>
      <text:p text:style-name="P12"><text:span text:style-name="T23">VELIKOST: </text:span><text:span text:style-name="T26">5</text:span><text:span text:style-name="T23"><text:line-break/>VLASTNOSTI: </text:span><text:span text:style-name="T26">Finesa</text:span><text:span text:style-name="T24"> 2, </text:span><text:span text:style-name="T29">Duše 2</text:span><text:span text:style-name="T24"><text:line-break/></text:span><text:span text:style-name="T25">SCHOPNOST: </text:span><text:span text:style-name="T26">Vytříbená chuť a čich </text:span><text:span text:style-name="T27">(jako hobit)</text:span></text:p>
      <text:h text:style-name="P146" text:outline-level="3">Elf</text:h>
      <text:p text:style-name="P13"><text:span text:style-name="T23">VELIKOST: </text:span><text:span text:style-name="T30">6</text:span><text:span text:style-name="T23"><text:line-break/>VLASTNOSTI: </text:span><text:span text:style-name="T26">Finesa</text:span><text:span text:style-name="T24"> 2, </text:span><text:span text:style-name="T29">Duše 2<text:line-break/></text:span><text:span text:style-name="T25">SCHOPNOST: </text:span><text:span text:style-name="T33">Ostrý zrak</text:span></text:p>
      <text:p text:style-name="Example_20_Header"><text:span text:style-name="T32">O</text:span><text:span text:style-name="T22">strý zrak</text:span></text:p>
      <text:p text:style-name="P14"><text:span text:style-name="T22">Elfové mají ostřejší a citlivější zrak než ostatní rasy. Vidí dobře i za šera (ale ne v naprosté tmě) a rozeznají detaily </text:span><text:span text:style-name="T34">i </text:span><text:span text:style-name="T22">na v</text:span><text:span text:style-name="T34">elkou</text:span><text:span text:style-name="T22"> vzdálenost.</text:span></text:p>
      <text:h text:style-name="P146" text:outline-level="3"><text:soft-page-break/>Trpaslík</text:h>
      <text:p text:style-name="P15"><text:span text:style-name="T23">VELIKOST: </text:span><text:span text:style-name="T30">6</text:span><text:span text:style-name="T23"><text:line-break/>VLASTNOSTI: </text:span><text:span text:style-name="T31">Síla</text:span><text:span text:style-name="T24"> 2, </text:span><text:span text:style-name="T29">Duše 2<text:line-break/></text:span><text:span text:style-name="T25">SCHOPNOST: </text:span><text:span text:style-name="T35">Infravidění</text:span></text:p>
      <text:p text:style-name="Example_20_Header">Infravidění</text:p>
      <text:p text:style-name="P16">Trpaslíci dokáží rozeznat teplejší předměty od studenějších. <text:span text:style-name="T90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46" text:outline-level="3">Kroll</text:h>
      <text:p text:style-name="P22">VELIKOST: 7<text:line-break/>VLASTNOSTI: Síla 2, Duše 2<text:line-break/>SCHOPNOST: Ultrasluch</text:p>
      <text:p text:style-name="Example_20_Header">Ultrasluch</text:p>
      <text:p text:style-name="P17">Krol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<text:soft-page-break/>Povolání tvé postavy<text:bookmark-end text:name="__RefHeading___Toc21881_1991418811"/></text:h>
      <text:h text:style-name="P148" text:outline-level="3">Válečník</text:h>
      <text:p text:style-name="P53"><text:span text:style-name="T23">VLASTNOST: </text:span><text:span text:style-name="T24">Síla 2</text:span></text:p>
      <text:list xml:id="list1992586753" text:style-name="L7">
        <text:list-item>
          <text:p text:style-name="P197"><text:span text:style-name="T24">N</text:span><text:span text:style-name="T22">a první úrovni si můžeš připoutat až dva magické předměty. S každou další úrovní si můžeš připoutat jeden navíc.</text:span></text:p>
        </text:list-item>
      </text:list>
      <text:h text:style-name="P150" text:outline-level="4">Dovednosti</text:h>
      <text:p text:style-name="P28">Ošetření zranění</text:p>
      <text:h text:style-name="Heading_20_4" text:outline-level="4"><text:span text:style-name="T24">S</text:span><text:span text:style-name="T22">chopnosti</text:span></text:h>
      <text:p text:style-name="P47"><text:span text:style-name="T22">Zastrašení, </text:span><text:span text:style-name="T39">Útok na dva cíle, </text:span><text:span text:style-name="T38">Sehranost</text:span></text:p>
      <text:h text:style-name="Heading_20_5" text:outline-level="5">Zastrašení</text:h>
      <text:p text:style-name="P54">Jde použít v boji (trigger může být třeba rozpůlení jednoho z protivníků) i mimo boj. Výsledek posuzuje PJ.</text:p>
      <text:h text:style-name="Heading_20_5" text:outline-level="5">Útok na <text:span text:style-name="T94">dva cíle</text:span></text:h>
      <text:p text:style-name="P56">Postih je jen -1. <text:span text:style-name="T95">Lze i s lukem (nabít dva šípy) nebo vrhacími zbraněmi (v každé ruce jedna).</text:span></text:p>
      <text:h text:style-name="P154" text:outline-level="5">Sehranost</text:h>
      <text:p text:style-name="P55">Vyžaduje alespoň týden společného tréninku a potom průběžné udržování (sem tam si zatrénovat).<text:line-break/><text:tab/>Pokud válečník bojuje bok po boku <text:span text:style-name="T96">někoho, s kým je sehraný</text:span>, <text:span text:style-name="T93">může si v každém kole vybrat:</text:span></text:p>
      <text:list xml:id="list3238645956" text:style-name="L8">
        <text:list-item>
          <text:p text:style-name="P200">Dá výhodu <text:span text:style-name="T93">tomuto spolubojovníkovi</text:span>.</text:p>
        </text:list-item>
        <text:list-item>
          <text:p text:style-name="P200"><text:span text:style-name="T93">Získá výhodu sám</text:span>.</text:p>
        </text:list-item>
      </text:list>
      <text:h text:style-name="Heading_20_5" text:outline-level="5"><text:soft-page-break/>Ochránce</text:h>
      <text:p text:style-name="P217">Můžeš protivníkovi zabránit v útoku, i když není v nevýhodě.</text:p>
      <text:h text:style-name="P148" text:outline-level="3">Hraničář</text:h>
      <text:p text:style-name="P53"><text:span text:style-name="T23">VLASTNOST: </text:span><text:span text:style-name="T36">Finesa</text:span><text:span text:style-name="T24"> 2<text:line-break/></text:span><text:span text:style-name="T46">MAGENERGIE: Duše + úroveň</text:span></text:p>
      <text:list xml:id="list154576601" text:style-name="L9">
        <text:list-item>
          <text:p text:style-name="P202"><text:span text:style-name="T24">O</text:span><text:span text:style-name="T22">d první úrovně umíš získávat magenergii meditací (trvá zhruba 10 minut).</text:span></text:p>
        </text:list-item>
        <text:list-item>
          <text:p text:style-name="P188">Na každé úrovni se můžeš naučit jedno kouzlo.</text:p>
        </text:list-item>
        <text:list-item>
          <text:p text:style-name="P203"><text:span text:style-name="T24">N</text:span><text:span text:style-name="T22">a první úrovni získáš </text:span><text:span text:style-name="T6">pouto se zvířetem</text:span><text:span text:style-name="T22">. Vyber si, které zvíře tě provází.</text:span></text:p>
        </text:list-item>
        <text:list-item>
          <text:p text:style-name="P198"><text:span text:style-name="T24">N</text:span><text:span text:style-name="T22">a první úrovni si můžeš připoutat </text:span><text:span text:style-name="T61">jeden</text:span><text:span text:style-name="T22"> magick</text:span><text:span text:style-name="T61">ý</text:span><text:span text:style-name="T22"> předmět, </text:span><text:span text:style-name="T61">na třetí dva a na páté tři</text:span><text:span text:style-name="T22">.</text:span></text:p>
        </text:list-item>
        <text:list-item>
          <text:p text:style-name="P201"><text:span text:style-name="T24">N</text:span><text:span text:style-name="T41">a čtvrté úrovni se můžeš naučit jednu z mimosmyslových schopností </text:span><text:span text:style-name="T43">(telekinezi, pyrokinezi nebo telepatii)</text:span><text:span text:style-name="T41">.</text:span></text:p>
        </text:list-item>
      </text:list>
      <text:h text:style-name="P150" text:outline-level="4">Dovednosti</text:h>
      <text:p text:style-name="P28">Ošetření zranění</text:p>
      <text:h text:style-name="P151" text:outline-level="4">Schopnosti</text:h>
      <text:p text:style-name="P48"><text:span text:style-name="T24">P</text:span><text:span text:style-name="T22">outo se zvířetem, </text:span><text:span text:style-name="T40">Telekineze, Pyrokineze, Telepatie</text:span></text:p>
      <text:h text:style-name="Heading_20_5" text:outline-level="5"><text:span text:style-name="T24">P</text:span><text:span text:style-name="T22">outo se zvířetem</text:span></text:h>
      <text:p text:style-name="P23">Zvíře rozumí složitým slovním příkazům.</text:p>
      <text:p text:style-name="P62"><text:span text:style-name="T22">Nebezpečnost zvířete může být maximálně rovna tvé úrovni, můžeš ale mít mládě (takže mu nebezpečnost postupně poroste </text:span><text:span text:style-name="T42">s tím, jak se ti bude zvyšovat úroveň</text:span><text:span text:style-name="T22">).</text:span></text:p>
      <text:h text:style-name="Heading_20_5" text:outline-level="5"><text:soft-page-break/>Mluvení se zvířaty</text:h>
      <text:p text:style-name="P24">/* To je možná spíš druidská schopnost? */</text:p>
      <text:p text:style-name="P25">Zvíře dokáže „mluvit“ jen o tom, čemu samo rozumí.</text:p>
      <text:h text:style-name="Heading_20_5" text:outline-level="5">Telekineze</text:h>
      <text:p text:style-name="P57"><text:span text:style-name="T72">Dosah:</text:span> (Duše<text:span text:style-name="T97">)</text:span> metrů.</text:p>
      <text:p text:style-name="P57"><text:span text:style-name="T99">Pomocí </text:span><text:span text:style-name="T73">soustředění</text:span> <text:span text:style-name="T99">můžeš </text:span>hýbat předměty o váze až (Duše) kilogramů.</text:p>
      <text:h text:style-name="P155" text:outline-level="5">Pyrokineze</text:h>
      <text:p text:style-name="P58"><text:span text:style-name="T72">Dosah:</text:span> (Duše<text:span text:style-name="T97">)</text:span> metrů.</text:p>
      <text:p text:style-name="P60"><text:span text:style-name="T99">Dokážeš zapálit oheň pomocí </text:span><text:span text:style-name="T73">soustředění</text:span>. Živé tvory <text:span text:style-name="T99">pyrokineze</text:span> přímo nezraňuje (následný oheň je zranit může).</text:p>
      <text:h text:style-name="P156" text:outline-level="5">Tele<text:span text:style-name="T98">patie</text:span></text:h>
      <text:p text:style-name="P59"><text:span text:style-name="T72">Dosah:</text:span> (Duše<text:span text:style-name="T97">)</text:span> metrů.</text:p>
      <text:p text:style-name="P61"><text:span text:style-name="T99">Po dobu </text:span><text:span text:style-name="T73">soustředění</text:span><text:span text:style-name="T99"> můžeš </text:span>s někým „mluvit“ v myšlenkách. Bez znalosti jazyka si nebudete rozum<text:span text:style-name="T99">ě</text:span>t. <text:span text:style-name="T100">Cíl se může po navázání spojení vzdálit z dosahu.</text:span></text:p>
      <text:h text:style-name="P152" text:outline-level="4"><text:span text:style-name="T24">K</text:span><text:span text:style-name="T22">ouzla</text:span></text:h>
      <text:p text:style-name="P66"><text:span text:style-name="T44">K </text:span><text:span text:style-name="T22">hraničářským kouzlům se nepočítá postih za zbroj.</text:span></text:p>
      <text:h text:style-name="P157" text:outline-level="5"><text:span text:style-name="T44">N</text:span><text:span text:style-name="T22">ajdi zvíře</text:span></text:h>
      <text:p text:style-name="P64"><text:span text:style-name="T6">Cena:</text:span><text:span text:style-name="T18"> 1 mag<text:line-break/></text:span><text:span text:style-name="T7">Dosah:</text:span><text:span text:style-name="T45"> (Duše) hodin cesty.</text:span></text:p>
      <text:p text:style-name="P26">Vycítíš směr k nejbližšímu zvířeti druhu, na který pomyslíš.</text:p>
      <text:h text:style-name="Heading_20_5" text:outline-level="5">Najdi pachovou stopu</text:h>
      <text:p text:style-name="P69"><text:span text:style-name="T72">Cena:</text:span> 1 mag</text:p>
      <text:p text:style-name="P69"><text:soft-page-break/>Po dobu <text:span text:style-name="T72">soustředění</text:span> dokážeš stopovat čichem jako pes.</text:p>
      <text:h text:style-name="P158" text:outline-level="5">Zpomalení jedu</text:h>
      <text:p text:style-name="P63"><text:span text:style-name="T72">Cena:</text:span><text:span text:style-name="T78"> 1 mag<text:line-break/></text:span><text:span text:style-name="T74">Dosah:</text:span><text:span text:style-name="T101"> </text:span>d<text:span text:style-name="T101">otyk</text:span></text:p>
      <text:p text:style-name="P65">Kouzlo prodlouží latenci jedu <text:span text:style-name="T102">v cíli</text:span> o 1 den.</text:p>
      <text:h text:style-name="Heading_20_5" text:outline-level="5">Uzdrav zranění</text:h>
      <text:p text:style-name="P67"><text:span text:style-name="T72">Cena:</text:span> 3 magy<text:line-break/><text:span text:style-name="T72">Dosah:</text:span> kontaktní<text:line-break/><text:span text:style-name="T77">Sesílání:</text:span><text:span text:style-name="T153"> 1 minuta (mimo boj)</text:span></text:p>
      <text:p text:style-name="P67">Vyléčí <text:span text:style-name="T103">(</text:span>Duše <text:span text:style-name="T105">hraničáře)</text:span> životů. <text:span text:style-name="T104">Znovu účinkuje na stejný cíl až poté, co se doléčí do plných životů.</text:span></text:p>
      <text:h text:style-name="Heading_20_5" text:outline-level="5">Uzdrav nemocného</text:h>
      <text:p text:style-name="P68"><text:span text:style-name="T72">Cena:</text:span> 3 magy<text:line-break/><text:span text:style-name="T72">Dosah:</text:span> kontaktní<text:line-break/><text:span text:style-name="T75">Sesílání:</text:span><text:span text:style-name="T106"> 10 minut</text:span></text:p>
      <text:p text:style-name="P70">Vyléčí většinu běžných (nemagických) nemocí. Smrtelné nemoci pouze zmírní natolik, že pacient přežije.</text:p>
      <text:h text:style-name="Heading_20_5" text:outline-level="5">Uklidni bestii</text:h>
      <text:p text:style-name="P71"><text:span text:style-name="T72">Cena:</text:span> 2 magy<text:line-break/><text:span text:style-name="T72">Dosah:</text:span> krátký</text:p>
      <text:p text:style-name="P71">Kouzlo zklidní obyčejné, nemagické zvíře natolik, že ztratí chuť útočit. Pokud je ale něco znovu rozdráždí, účinek pomine.</text:p>
      <text:h text:style-name="P148" text:outline-level="3">Alchymista</text:h>
      <text:p text:style-name="P53"><text:span text:style-name="T23">VLASTNOST: </text:span><text:span text:style-name="T36">Finesa</text:span><text:span text:style-name="T24"> 2</text:span></text:p>
      <text:list xml:id="list153932978074012" text:continue-list="list157834315" text:style-name="L2">
        <text:list-item>
          <text:p text:style-name="P204"><text:soft-page-break/><text:span text:style-name="T136">Z</text:span>a den <text:span text:style-name="T108">(mezi dvěma vydatnými spánky) můžeš</text:span> zpracovat jen určité množství magenergie: <text:span text:style-name="T109">Duše + úroveň.</text:span></text:p>
          <text:list>
            <text:list-item>
              <text:p text:style-name="P205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06">Na výrobu předmětů je potřeba aparatura, která se vejde do malé truhlice, nebo laboratoř.</text:p>
        </text:list-item>
        <text:list-item>
          <text:p text:style-name="P207">Předměty vyrobené „<text:span text:style-name="T137">v terénu</text:span>“ si své magické vlastnosti uchovají jen několik hodin.</text:p>
        </text:list-item>
        <text:list-item>
          <text:p text:style-name="P207">Při přechodu na každou úroveň můžeš vyrobit počet předmětů rovný tvé Finese, jejichž kouzelné vlastnosti <text:span text:style-name="T138">nikdy</text:span> nevyprchají.</text:p>
          <text:list>
            <text:list-item>
              <text:p text:style-name="P207">/<text:span text:style-name="T139">* Stojí za to tohle trackovat? Asi spíš ne a beztak je lepší, když alchymista bude průběžně něco míchat. Každopádně musí nějak jít „neprchavé“ lektvary vyrobit, aby je postavy mohly nacházet v dungeonech */</text:span></text:p>
            </text:list-item>
          </text:list>
        </text:list-item>
      </text:list>
      <text:h text:style-name="Heading_20_3" text:outline-level="3">Schopnosti</text:h>
      <text:list xml:id="list578387825" text:style-name="L10">
        <text:list-item>
          <text:p text:style-name="P208">Od první úrovně poznáš magické i nemagické suroviny a můžeš z nich vyrábět předměty, jejichž recepty se naučíš.</text:p>
        </text:list-item>
        <text:list-item>
          <text:p text:style-name="P209">Na první úrovni si můžeš vybrat 2 recepty. Na každé další úrovni se naučíš <text:span text:style-name="T140">jeden</text:span> <text:span text:style-name="T141">nový</text:span>.</text:p>
        </text:list-item>
        <text:list-item>
          <text:p text:style-name="P199"><text:span text:style-name="T24">N</text:span><text:span text:style-name="T22">a první úrovni si můžeš připoutat </text:span><text:span text:style-name="T61">jeden</text:span><text:span text:style-name="T22"> magick</text:span><text:span text:style-name="T61">ý</text:span><text:span text:style-name="T22"> předmět, </text:span><text:span text:style-name="T61">na třetí dva a na páté tři</text:span><text:span text:style-name="T22">.</text:span></text:p>
        </text:list-item>
      </text:list>
      <text:p text:style-name="P101">TODO: Dovednosti.</text:p>
      <text:p text:style-name="P101">TODO: Limit na počet magických předmětů.</text:p>
      <text:h text:style-name="Heading_20_5" text:outline-level="5"><text:soft-page-break/>Léčivý lektvar</text:h>
      <text:p text:style-name="P73"><text:span text:style-name="T76">Potřebná magenergie</text:span><text:span text:style-name="T72">:</text:span> 1 mag</text:p>
      <text:p text:style-name="P72"><text:span text:style-name="T111">V průběhu krátkého odpočinku v</text:span>yléčí (Duše <text:span text:style-name="T111">alchymisty + 6</text:span>) životů <text:span text:style-name="T111">(nevrací životy v boji)</text:span>. <text:span text:style-name="T104">Znovu účinkuje na stejný cíl až poté, co se doléčí do plných životů.</text:span></text:p>
      <text:h text:style-name="Heading_20_5" text:outline-level="5">Antigravitační cloumák</text:h>
      <text:p text:style-name="P73"><text:span text:style-name="T76">Potřebná magenergie</text:span><text:span text:style-name="T72">:</text:span> 1 mag<text:line-break/><text:span text:style-name="T76">Trvání:</text:span><text:span text:style-name="T112"> několik minut</text:span></text:p>
      <text:p text:style-name="P88">Cíl spolu se vším, co nese, bude po dobu působení pociťovat slabší gravitaci (zhruba jako na Měsíci).</text:p>
      <text:h text:style-name="Heading_20_5" text:outline-level="5">Čarovná rtuť</text:h>
      <text:p text:style-name="P74"><text:span text:style-name="T8">Potřebná magenergie</text:span><text:span text:style-name="T6">:</text:span><text:span text:style-name="T22"> 1 mag<text:line-break/></text:span><text:span text:style-name="T9">Trvání:</text:span><text:span text:style-name="T51"> Do prvního úspěšného použití</text:span></text:p>
      <text:p text:style-name="P89"><text:span text:style-name="T22">Jestliže se někde v </text:span><text:span text:style-name="T49">krátké</text:span><text:span text:style-name="T22"> vzdálenosti, vyskytuje zlato, </text:span>stříbro či drahé kamení, kulička<text:span text:style-name="T4"> </text:span><text:span text:style-name="T22">se </text:span><text:span text:style-name="T48">k němu</text:span><text:span text:style-name="T22"> začne kutálet. </text:span><text:span text:style-name="T50">Po úspěšném použití své schopnosti ztrácí.</text:span></text:p>
      <text:h text:style-name="P159" text:outline-level="5">Lektvar chladných vod</text:h>
      <text:p text:style-name="P75"><text:span text:style-name="T8">Potřebná magenergie</text:span><text:span text:style-name="T10">:</text:span><text:span text:style-name="T50"> 1 mag<text:line-break/></text:span><text:span text:style-name="T9">Trvání:</text:span><text:span text:style-name="T51"> </text:span><text:span text:style-name="T52">Několik minut</text:span></text:p>
      <text:p text:style-name="P107">Postavě, která tento lektvar vypila, se po dobu jeho působení jakékoliv utrpěné zranění ohněm snižuje o 3.</text:p>
      <text:h text:style-name="P161" text:outline-level="5"><text:span text:style-name="T50">Lektvar mlhovin</text:span><text:span text:style-name="T53">y</text:span></text:h>
      <text:p text:style-name="P76"><text:span text:style-name="T8">Potřebná magenergie</text:span><text:span text:style-name="T10">:</text:span><text:span text:style-name="T50"> 1 mag<text:line-break/></text:span><text:span text:style-name="T9">Trvání:</text:span><text:span text:style-name="T51"> </text:span><text:span text:style-name="T52">Několik minut</text:span></text:p>
      <text:p text:style-name="P76"><text:span text:style-name="T115">Mlžná forma po dobu působení (bez výbavy a oblečení)</text:span><text:span text:style-name="T114">.</text:span></text:p>
      <text:h text:style-name="P162" text:outline-level="5"><text:soft-page-break/><text:span text:style-name="T50">Lektvar </text:span><text:span text:style-name="T54">obří síly</text:span></text:h>
      <text:p text:style-name="P49"><text:span text:style-name="T128">Potřebná magenergie</text:span><text:span text:style-name="T129">:</text:span><text:span text:style-name="T116"> 1 mag<text:line-break/></text:span><text:span text:style-name="T130">Trvání:</text:span><text:span text:style-name="T117"> </text:span><text:span text:style-name="T114">Několik minut</text:span></text:p>
      <text:p text:style-name="P50"><text:span text:style-name="T114">P</text:span><text:span text:style-name="T113">o dobu působení zvýší sílu o 2, ale sníží Duši a Finesu o 1.</text:span></text:p>
      <text:p text:style-name="P51">/* Tohle bude strašně must-have pro válečníky. Kdyby to bylo vzácný tak asi ok, ale když to bude alchymista moct vyrábět na počkání, tak to bude znamenat prakticky permanentní +2 pro Válečníka, to určitě není ok. */</text:p>
      <text:h text:style-name="P163" text:outline-level="5">Lektvar zmenšování</text:h>
      <text:p text:style-name="P77"><text:span text:style-name="T128">Potřebná magenergie</text:span><text:span text:style-name="T129">:</text:span><text:span text:style-name="T116"> 1 mag<text:line-break/></text:span><text:span text:style-name="T130">Trvání:</text:span><text:span text:style-name="T117"> </text:span><text:span text:style-name="T114">Několik minut</text:span></text:p>
      <text:p text:style-name="P91"><text:span text:style-name="T114">P</text:span><text:span text:style-name="T113">o dobu trvání se postava zmenší na polovinu spolu se vším, co nese. Na polovinu se jí tím sníží Velikost (a tedy počet životů – aktuální i maximální). Vlastnosti se nezmění.</text:span></text:p>
      <text:p text:style-name="P90"><text:span text:style-name="T119">/* Síla by možná mohla klesnout, ale asi nemusí</text:span><text:span text:style-name="T118"> </text:span><text:span text:style-name="T119">*/</text:span></text:p>
      <text:h text:style-name="P164" text:outline-level="5">Megacloumák</text:h>
      <text:p text:style-name="P78"><text:span text:style-name="T128">Potřebná magenergie</text:span><text:span text:style-name="T129">:</text:span><text:span text:style-name="T116"> 1 mag<text:line-break/></text:span><text:span text:style-name="T130">Trvání:</text:span><text:span text:style-name="T117"> </text:span><text:span text:style-name="T114">Několik minut</text:span></text:p>
      <text:p text:style-name="P78"><text:span text:style-name="T116">Odstraní mdloby, ochromení, paralýzu </text:span><text:span text:style-name="T134">a</text:span><text:span text:style-name="T116"> křeče </text:span><text:span text:style-name="T134">a </text:span><text:span text:style-name="T120">po dobu trvání</text:span><text:span text:style-name="T134"> probere postavu z bezv</text:span><text:span text:style-name="T120">ědomí.</text:span></text:p>
      <text:h text:style-name="P165" text:outline-level="5">Pavoučí lektvar</text:h>
      <text:p text:style-name="P79"><text:span text:style-name="T128">Potřebná magenergie</text:span><text:span text:style-name="T129">:</text:span><text:span text:style-name="T116"> 1 mag<text:line-break/></text:span><text:span text:style-name="T130">Trvání:</text:span><text:span text:style-name="T117"> </text:span><text:span text:style-name="T114">Několik minut</text:span></text:p>
      <text:p text:style-name="P92"><text:span text:style-name="T114">P</text:span><text:span text:style-name="T113">o dobu trvání se postava udrží na jakémkoliv pevném povrchu.</text:span></text:p>
      <text:h text:style-name="P166" text:outline-level="5">Lektvar rychlosti</text:h>
      <text:p text:style-name="P80"><text:span text:style-name="T128">Potřebná magenergie</text:span><text:span text:style-name="T129">:</text:span><text:span text:style-name="T116"> 1 mag<text:line-break/></text:span><text:span text:style-name="T130">Trvání:</text:span><text:span text:style-name="T117"> </text:span><text:span text:style-name="T114">Několik minut</text:span></text:p>
      <text:p text:style-name="P93"><text:soft-page-break/><text:span text:style-name="T114">Z</text:span><text:span text:style-name="T113">dvojnásobí rychlost běhu (postava bude běhat zhruba stejně rychle jako kůň).</text:span></text:p>
      <text:h text:style-name="P167" text:outline-level="5">Detekční hůlka</text:h>
      <text:p text:style-name="P81"><text:span text:style-name="T128">Potřebná magenergie</text:span><text:span text:style-name="T129">:</text:span><text:span text:style-name="T116"> </text:span><text:span text:style-name="T121">2</text:span><text:span text:style-name="T116"> mag</text:span><text:span text:style-name="T121">y</text:span><text:span text:style-name="T116"><text:line-break/></text:span><text:span text:style-name="T130">Trvání:</text:span><text:span text:style-name="T117"> </text:span><text:span text:style-name="T114">Několik minut</text:span></text:p>
      <text:p text:style-name="P94"><text:span text:style-name="T114">U</text:span><text:span text:style-name="T113">možní najít tajné východy nebo schránky. Nedává ale znalost, jak je otevřít, ani jestli jsou zapas</text:span><text:span text:style-name="T122">tě</text:span><text:span text:style-name="T113">né.</text:span></text:p>
      <text:h text:style-name="Heading_20_5" text:outline-level="5">Lakmusový papírek</text:h>
      <text:p text:style-name="P82"><text:span text:style-name="T128">Potřebná magenergie</text:span><text:span text:style-name="T129">:</text:span><text:span text:style-name="T116"> </text:span><text:span text:style-name="T121">2</text:span><text:span text:style-name="T116"> mag</text:span><text:span text:style-name="T121">y</text:span></text:p>
      <text:p text:style-name="P95"><text:span text:style-name="T121">Z</text:span><text:span text:style-name="T113">jistí složení jakékoliv kapaliny (mimo jiné rozpozná účinek lektvaru).</text:span></text:p>
      <text:h text:style-name="P168" text:outline-level="5">Černá zhouba</text:h>
      <text:p text:style-name="P83"><text:span text:style-name="T128">Potřebná magenergie</text:span><text:span text:style-name="T129">: </text:span><text:span text:style-name="T125">1</text:span><text:span text:style-name="T116"> mag<text:line-break/></text:span><text:span text:style-name="T132">S</text:span><text:span text:style-name="T133">íla jedu:</text:span><text:span text:style-name="T123"> 7<text:line-break/></text:span><text:span text:style-name="T131">Latence:</text:span><text:span text:style-name="T124"> 1 minuta</text:span></text:p>
      <text:p text:style-name="P96"><text:span text:style-name="T123">P</text:span><text:span text:style-name="T113">aralytický jed.</text:span></text:p>
      <text:h text:style-name="P169" text:outline-level="5">Jablečná vůně</text:h>
      <text:p text:style-name="P84"><text:span text:style-name="T128">Potřebná magenergie</text:span><text:span text:style-name="T129">: </text:span><text:span text:style-name="T125">1</text:span><text:span text:style-name="T116"> mag<text:line-break/></text:span><text:span text:style-name="T132">S</text:span><text:span text:style-name="T133">íla jedu:</text:span><text:span text:style-name="T123"> </text:span><text:span text:style-name="T125">6</text:span><text:span text:style-name="T123"><text:line-break/></text:span><text:span text:style-name="T131">Latence:</text:span><text:span text:style-name="T124"> </text:span><text:span text:style-name="T125">5 kol</text:span></text:p>
      <text:p text:style-name="P98"><text:span text:style-name="T125">P</text:span><text:span text:style-name="T113">lynný jed.</text:span></text:p>
      <text:h text:style-name="P170" text:outline-level="5">Vlčí mor</text:h>
      <text:p text:style-name="P85"><text:span text:style-name="T128">Potřebná magenergie</text:span><text:span text:style-name="T129">: </text:span><text:span text:style-name="T125">1</text:span><text:span text:style-name="T116"> mag<text:line-break/></text:span><text:span text:style-name="T132">S</text:span><text:span text:style-name="T133">íla jedu:</text:span><text:span text:style-name="T123"> </text:span><text:span text:style-name="T126">6</text:span><text:span text:style-name="T123"><text:line-break/></text:span><text:span text:style-name="T131">Latence:</text:span><text:span text:style-name="T124"> </text:span><text:span text:style-name="T127">1</text:span><text:span text:style-name="T126">30</text:span><text:span text:style-name="T124"> minut</text:span></text:p>
      <text:p text:style-name="P99"><text:span text:style-name="T124">J</text:span><text:span text:style-name="T113">ed na otravu šípů a podobně.</text:span></text:p>
      <text:h text:style-name="P171" text:outline-level="5"><text:soft-page-break/>Melenova pomsta</text:h>
      <text:p text:style-name="P86"><text:span text:style-name="T128">Potřebná magenergie</text:span><text:span text:style-name="T129">: </text:span><text:span text:style-name="T125">1</text:span><text:span text:style-name="T116"> mag<text:line-break/></text:span><text:span text:style-name="T132">S</text:span><text:span text:style-name="T133">íla jedu:</text:span><text:span text:style-name="T123"> </text:span><text:span text:style-name="T127">7</text:span><text:span text:style-name="T123"><text:line-break/></text:span><text:span text:style-name="T131">Latence:</text:span><text:span text:style-name="T124"> </text:span><text:span text:style-name="T127">1</text:span><text:span text:style-name="T124"> </text:span><text:span text:style-name="T127">hodina</text:span></text:p>
      <text:p text:style-name="P100"><text:span text:style-name="T127">J</text:span><text:span text:style-name="T113">ed do nápojů.</text:span></text:p>
      <text:h text:style-name="P153" text:outline-level="4">Kouzelník</text:h>
      <text:p text:style-name="P103"><text:span text:style-name="T23">VLASTNOST: </text:span><text:span text:style-name="T36">Duše</text:span><text:span text:style-name="T24"> 2<text:line-break/></text:span><text:span text:style-name="T46">MAGENERGIE: Duše + úroveň</text:span></text:p>
      <text:list xml:id="list153934238381396" text:continue-numbering="true" text:style-name="L10">
        <text:list-item>
          <text:p text:style-name="P199"><text:span text:style-name="T24">Na první úrovni si můžeš připoutat </text:span><text:span text:style-name="T61">jeden</text:span><text:span text:style-name="T24"> magick</text:span><text:span text:style-name="T61">ý</text:span><text:span text:style-name="T24"> předmět, </text:span><text:span text:style-name="T61">na třetí dva a na páté tři</text:span><text:span text:style-name="T24">.</text:span></text:p>
        </text:list-item>
        <text:list-item>
          <text:p text:style-name="P189">Od první úrovně umíš získávat magenergii meditací (trvá zhruba 10 minut).</text:p>
        </text:list-item>
        <text:list-item>
          <text:p text:style-name="P210"><text:span text:style-name="T24">N</text:span><text:span text:style-name="T22">a každé úrovni se můžeš naučit dvě kouzla.</text:span></text:p>
        </text:list-item>
      </text:list>
      <text:h text:style-name="P147" text:outline-level="3">Zloděj</text:h>
      <text:p text:style-name="P102"><text:span text:style-name="T23">VLASTNOST: </text:span><text:span text:style-name="T37">Finesa</text:span><text:span text:style-name="T24"> 2</text:span></text:p>
      <text:list xml:id="list153934529656577" text:continue-numbering="true" text:style-name="L10">
        <text:list-item>
          <text:p text:style-name="P199"><text:span text:style-name="T24">Na první úrovni si můžeš připoutat </text:span><text:span text:style-name="T61">jeden</text:span><text:span text:style-name="T24"> magick</text:span><text:span text:style-name="T61">ý</text:span><text:span text:style-name="T24"> předmět, </text:span><text:span text:style-name="T61">na třetí dva a na páté tři</text:span><text:span text:style-name="T24">.</text:span></text:p>
        </text:list-item>
      </text:list>
      <text:h text:style-name="Heading_20_1" text:outline-level="1"><text:bookmark-start text:name="__RefHeading___Toc21883_1991418811"/>Dovednosti<text:bookmark-end text:name="__RefHeading___Toc21883_1991418811"/></text:h>
      <text:p text:style-name="P114"><text:span text:style-name="T150">Automatické znalosti povolání: </text:span>Každé povolání představuje balíček znalostí: Válečník se vyzná ve zbraních, kouzelník umí kouzlit...</text:p>
      <text:list xml:id="list682267737" text:style-name="L11">
        <text:list-item>
          <text:p text:style-name="P211">Tyhle znalosti automaticky rostou s úrovní: Na 1-5 jsou začátečnické, na 6-10 pokročilé, na 11-15 mistrovské.</text:p>
        </text:list-item>
      </text:list>
      <text:h text:style-name="P172" text:outline-level="5">Ošetření zranění</text:h>
      <text:p text:style-name="P30">Životy vrácené ošetřením jsou 1 + stupeň dovednosti (bez léčitelských potřeb o 1 méně). <text:span text:style-name="T104">Znovu účinkuje na stejný cíl až poté, co se doléčí do plných životů.</text:span></text:p>
      <text:p text:style-name="P34">Válečník</text:p>
      <text:p text:style-name="P40"><text:tab/>Automaticky: <text:span text:style-name="T145">Ošetřování zranění</text:span></text:p>
      <text:p text:style-name="P34"><text:tab/>Volitelně:</text:p>
      <text:p text:style-name="P34">Hraničář</text:p>
      <text:p text:style-name="P39"><text:tab/>Automaticky: <text:s/>Orientace a přežití v divočině, <text:span text:style-name="T145">Ošetřování zranění</text:span></text:p>
      <text:p text:style-name="P34"><text:tab/>Volitelně: <text:s/>Lov a stopování</text:p>
      <text:p text:style-name="P34">Kouzelník</text:p>
      <text:p text:style-name="P37"><text:tab/>Automaticky: <text:span text:style-name="T151">Čtení a psaní</text:span></text:p>
      <text:p text:style-name="P36"><text:tab/>Volitelně: <text:span text:style-name="T146">Starý jazyk</text:span></text:p>
      <text:p text:style-name="P34">Alchymista</text:p>
      <text:p text:style-name="P37"><text:tab/>Automaticky: <text:span text:style-name="T151">Čtení a psaní, Znalost alchymistických surovin</text:span></text:p>
      <text:p text:style-name="P42"><text:tab/>Volitelně: <text:span text:style-name="T146">Starý jazyk, Znalost jedů</text:span></text:p>
      <text:p text:style-name="P34"><text:soft-page-break/>Zloděj</text:p>
      <text:p text:style-name="P41"><text:tab/>Automaticky: <text:span text:style-name="T4">Š</text:span>plhání</text:p>
      <text:p text:style-name="P42"><text:tab/>Volitelně: Otevírání zámků, <text:span text:style-name="T71">Výroba a o</text:span><text:span text:style-name="T144">dstra</text:span><text:span text:style-name="T70">ňování</text:span> pastí, Přetvářka a převleky, Odezírání ze rtů, Kapsářství, <text:span text:style-name="T147">Znalost jedů</text:span></text:p>
      <text:p text:style-name="P30"/>
      <text:p text:style-name="P45">Obecné:</text:p>
      <text:p text:style-name="P38">Plavání</text:p>
      <text:p text:style-name="P35">Orientace a přežití v divočině</text:p>
      <text:p text:style-name="P43">Čtení a psaní</text:p>
      <text:p text:style-name="P212">Ošetřování zranění</text:p>
      <text:p text:style-name="P44"><text:span text:style-name="T4">Š</text:span>plhání</text:p>
      <text:p text:style-name="P41"><text:span text:style-name="T148">V</text:span>aření</text:p>
      <text:p text:style-name="P46">Cizí jazyk</text:p>
      <text:p text:style-name="P41"/>
      <text:p text:style-name="P41"/>
      <text:p text:style-name="P41"/>
      <text:p text:style-name="P213">.Znalost alchymistických surovin<text:line-break/><text:tab/>alchymista</text:p>
      <text:p text:style-name="Text_20_body"><text:span text:style-name="T145">.+</text:span>Plavání<text:line-break/><text:tab/><text:span text:style-name="T145">obecná</text:span></text:p>
      <text:p text:style-name="Text_20_body"><text:span text:style-name="T145">.+</text:span>Lov a stopování<text:line-break/><text:tab/><text:span text:style-name="T145">hraničář (volitelně)<text:line-break/><text:tab/>(+ líčení pastí na zvěř)</text:span></text:p>
      <text:p text:style-name="Text_20_body"><text:soft-page-break/><text:span text:style-name="T145">.+</text:span>Orientace a přežití v divočině<text:line-break/><text:tab/><text:span text:style-name="T145">obecná, hraničář ji má automaticky</text:span></text:p>
      <text:p text:style-name="Text_20_body"><text:span text:style-name="T71">.Výroba a o</text:span><text:span text:style-name="T144">dstra</text:span><text:span text:style-name="T70">ňování</text:span> pastí<text:line-break/><text:tab/><text:span text:style-name="T145">zloděj</text:span></text:p>
      <text:p text:style-name="Text_20_body">.Otevírání zámků<text:line-break/><text:tab/><text:span text:style-name="T145">zloděj</text:span></text:p>
      <text:p text:style-name="Text_20_body"><text:span text:style-name="T145">.Ošetřování zranění</text:span><text:line-break/><text:tab/><text:span text:style-name="T150">obecná, válečník a hraničář ji mají automaticky</text:span></text:p>
      <text:p text:style-name="Text_20_body">.Přetvářka a převleky<text:line-break/><text:tab/><text:span text:style-name="T146">zloděj</text:span></text:p>
      <text:p text:style-name="Text_20_body">.Odezírání ze rtů<text:line-break/><text:tab/><text:span text:style-name="T149">zloděj</text:span></text:p>
      <text:p text:style-name="Text_20_body"><text:span text:style-name="T4">.Š</text:span>plhání<text:line-break/><text:tab/><text:span text:style-name="T148">obecná, zloděj ji má automaticky</text:span></text:p>
      <text:p text:style-name="Text_20_body"><text:span text:style-name="T148">.V</text:span>aření<text:line-break/><text:tab/><text:span text:style-name="T148">obecná</text:span></text:p>
      <text:p text:style-name="Text_20_body">.Kapsářství<text:line-break/><text:tab/><text:span text:style-name="T148">zloděj</text:span></text:p>
      <text:p text:style-name="P115">Čtení a psaní<text:line-break/><text:tab/>obecná, kouzelník <text:span text:style-name="T154">a alchymista</text:span> ji m<text:span text:style-name="T154">ají</text:span> automaticky<text:line-break/><text:tab/>(znalost písem ke všem jazykům, které znáš)</text:p>
      <text:p text:style-name="P118">.Cizí jazyk<text:line-break/><text:tab/>obecná</text:p>
      <text:p text:style-name="P111">.Star<text:span text:style-name="T151">ý </text:span>jazyk<text:line-break/><text:tab/><text:span text:style-name="T151">kouzelník, alchymista<text:line-break/><text:tab/></text:span>(záleží na settingu, do pravidel by to chtělo dát nějaké základní)</text:p>
      <text:p text:style-name="P113"><text:soft-page-break/>.Znalost jedů<text:line-break/><text:tab/><text:span text:style-name="T156">alchymista, zloděj</text:span><text:line-break/><text:tab/>(poznáš podle příznaků, co je to za jed a víš, co ten jed umí. <text:span text:style-name="T155">Začátečník pozná začátečnické jedy, pokročilý pokročilé a mistr mistrovské</text:span>).</text:p>
      <text:p text:style-name="P110"/>
      <text:p text:style-name="P116">Matematika</text:p>
      <text:p text:style-name="P112">- <text:span text:style-name="T152">to asi až do rozšířeného seznamu dovedností</text:span></text:p>
      <text:p text:style-name="P30"/>
      <text:p text:style-name="P32">Z OSR:</text:p>
      <text:p text:style-name="P32">Dovednosti:</text:p>
      <text:p text:style-name="P134">Plavání</text:p>
      <text:p text:style-name="P134">Akrobacie</text:p>
      <text:p text:style-name="P134">Jízdní akrobacie</text:p>
      <text:p text:style-name="P134">Lov a stopování</text:p>
      <text:p text:style-name="P134">Orientace a přežití v divočině</text:p>
      <text:p text:style-name="P134"><text:span text:style-name="T144">Odstra</text:span><text:span text:style-name="T70">ňování</text:span> pastí</text:p>
      <text:p text:style-name="P134">Otevírání zámků</text:p>
      <text:p text:style-name="P134">Léčitelství</text:p>
      <text:p text:style-name="P134">Přetvářka a převleky</text:p>
      <text:p text:style-name="P134">Břichomluvectví</text:p>
      <text:p text:style-name="P134">Odezírání ze rtů</text:p>
      <text:p text:style-name="P134"><text:span text:style-name="T4">Š</text:span>plhání</text:p>
      <text:p text:style-name="P134">Zpracování úlovku a vaření</text:p>
      <text:p text:style-name="P132">Kapsářství</text:p>
      <text:p text:style-name="P33">Znalosti:</text:p>
      <text:p text:style-name="P134"><text:soft-page-break/>Navigace</text:p>
      <text:p text:style-name="P134">Znalost jedů</text:p>
      <text:p text:style-name="P134">Počítání (složitější než na prstech)</text:p>
      <text:p text:style-name="P134">Obecná řeč (umíš automaticky)</text:p>
      <text:p text:style-name="P134">Elfština</text:p>
      <text:p text:style-name="P134">Elfská abeceda (používá se také pro zápis obecné řeči)</text:p>
      <text:p text:style-name="P134">Trpasličtina</text:p>
      <text:p text:style-name="P134">Trpaslické runy</text:p>
      <text:p text:style-name="P134">Severština</text:p>
      <text:p text:style-name="P134">Severské runy</text:p>
      <text:p text:style-name="P134">Jižanština</text:p>
      <text:p text:style-name="P134">Jižanské lineární písmo</text:p>
      <text:p text:style-name="P134">Orčtina</text:p>
      <text:p text:style-name="P134">Orcké slabičné písmo</text:p>
      <text:p text:style-name="P134">Goblinština (píše se trpaslickými runami)</text:p>
      <text:p text:style-name="P134">Staroelfština (mrtvý jazyk)</text:p>
      <text:p text:style-name="P134">Staroelfské runy</text:p>
      <text:p text:style-name="P134">Starotrpasličtina (mrtvý jazyk)</text:p>
      <text:p text:style-name="P133">Starotrpaslické runy</text:p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Z 1.10:</text:p>
      <text:h text:style-name="P160" text:outline-level="5">Sdružené dovednosti</text:h>
      <text:p text:style-name="P27">Sdružené dovednosti pokrývají drtivou většinu činností a situací, na které při hře narazíte, většinu profibodů je tedy vhodné utratit právě za ně.</text:p>
      <text:p text:style-name="P106"/>
      <text:h text:style-name="P135" text:outline-level="6">Fyzická zdatnost</text:h>
      <text:p text:style-name="P106">Cena: 4 profibody za každý bod hodnocení</text:p>
      <text:p text:style-name="P106"><text:span text:style-name="T80">Specializace:</text:span><text:span text:style-name="T78"> </text:span><text:span text:style-name="T79">Síla, Výdrž, Běh, Skok, Pochod, Šplh</text:span></text:p>
      <text:p text:style-name="P106"/>
      <text:h text:style-name="P135" text:outline-level="6">Boj zblízka</text:h>
      <text:p text:style-name="P106">Cena: 4 profibody za každý bod hodnocení</text:p>
      <text:p text:style-name="P106">Specializace: <text:span text:style-name="T81">Biče, Boj beze zbraně, Zápas, Nože a dýky, </text:span><text:span text:style-name="T20">Šavle a meče </text:span><text:span text:style-name="T68">(</text:span><text:span text:style-name="T84">včetně tesáku)</text:span><text:span text:style-name="T81">, </text:span><text:span text:style-name="T20">Pádné zbraně </text:span><text:span text:style-name="T16">(sekery, kladiva, kyje, obušek</text:span><text:span text:style-name="T80">)</text:span><text:span text:style-name="T84">,</text:span><text:span text:style-name="T81"> Řemdihy, Meč a štít, Pádná zbraň a štít, Řemdih a štít, </text:span><text:span text:style-name="T20">Tyčové zbraně, </text:span><text:span text:style-name="T81">Cepy, Uhýbání, Boj se dvěma zbraněmi </text:span><text:span text:style-name="T80">(každá kombinace kategorií zbraní je samostatná specializace)</text:span><text:span text:style-name="T84">,</text:span><text:span text:style-name="T81"> Boj z jezdeckého zvířete</text:span><text:span text:style-name="T80"> (boj z jezdeckého zvířete s každou kategorií zbraní je samostatná specializace)</text:span><text:span text:style-name="T84">, </text:span><text:span text:style-name="T21">Škrtící šňůra</text:span></text:p>
      <text:p text:style-name="P106">Boj zblízka zahrnuje schopnost bojovat se všemi druhy štítů a zbraní pro boj zblízka, kombinacemi zbraní a také beze zbraně. Kromě toho umožňuje bránit se Uhýbáním proti útokům zblízka, střelnými a vrhacími zbraněmi a dokonce i některými kouzly.</text:p>
      <text:p text:style-name="P106"/>
      <text:h text:style-name="P135" text:outline-level="6">Střelba</text:h>
      <text:p text:style-name="P106">Cena: 4 profibody za každý bod hodnocení</text:p>
      <text:p text:style-name="P106"><text:soft-page-break/><text:span text:style-name="T80">Specializace:</text:span><text:span text:style-name="T79"> </text:span><text:span text:style-name="T81">Foukačka, Prak, </text:span><text:span text:style-name="T20">Tyčový prak, </text:span><text:span text:style-name="T81">Kuše, Luky, Střelba z jezdeckého zvířete</text:span><text:span text:style-name="T84"> (střelba z jezdeckého zvířete s každou kategorií střelných zbraní je samostatná specializace), </text:span><text:span text:style-name="T81">Střelba ze dvou minikuší</text:span></text:p>
      <text:p text:style-name="P106">Střelba umožňuje účinně používat všechny druhy ručních střelných zbraní.</text:p>
      <text:p text:style-name="P106"/>
      <text:h text:style-name="P135" text:outline-level="6">Vrhací zbraně</text:h>
      <text:p text:style-name="P106">Cena: 4 profibody za každý bod hodnocení</text:p>
      <text:p text:style-name="P106"><text:span text:style-name="T17">Specializace:</text:span><text:span text:style-name="T12"> Vrhací dýky, Vrhací hvězdice, Vrhací šipky, Kameny a granáty, Vrhací disk, Vrhací sekery, Oštěpy, Vrh z jezdeckého zvířete</text:span></text:p>
      <text:p text:style-name="P106">Sdružená dovednost Vrhací zbraně umožňuje účinně používat všechny druhy vrhacích zbraní. Některé vrhací zbraně (například vrhací dýku nebo sekeru) není možné účinně použít s nulovým hodnocením této dovednosti, jiné (například oštěp) ano.</text:p>
      <text:p text:style-name="P106"/>
      <text:h text:style-name="P135" text:outline-level="6">Přírodní magie</text:h>
      <text:p text:style-name="P106">Cena: 4 profibody za každý bod hodnocení</text:p>
      <text:p text:style-name="P106">Sdružená dovednost Přírodní magie představuje znalost postupů vyvolávání hraničářských kouzel. Může se ji naučit každý, ale jen hraničář s její pomocí dokáže kouzlit. Po ostatní povolání tato dovednost přestavuje pouze znalost účinků hraničářských kouzel a schopnost poznat, jaké zaklínadlo hraničář použil.</text:p>
      <text:p text:style-name="P106"/>
      <text:h text:style-name="P135" text:outline-level="6">Zálesácké učení</text:h>
      <text:p text:style-name="P106">Cena: 4 profibody za každý bod hodnocení</text:p>
      <text:p text:style-name="P106"><text:soft-page-break/><text:span text:style-name="T80">Specializace:</text:span><text:span text:style-name="T84"> </text:span><text:span text:style-name="T81">Lov, Stopování a zametání stop, Plížení, Líčení pastí na zvěř, Znalost divočiny, Krocení a cvičení zvířat, Rybaření, Bylinkářství, Vnímání</text:span></text:p>
      <text:p text:style-name="P106">Zálesácké učení sdružuje dovednosti potřebné k přežití a orientaci v divočině.</text:p>
      <text:p text:style-name="P106"/>
      <text:h text:style-name="P135" text:outline-level="6">Léčitelství</text:h>
      <text:p text:style-name="P106">Cena: 4 profibody za každý bod hodnocení</text:p>
      <text:p text:style-name="P106"><text:span text:style-name="T80">Specializace:</text:span><text:span text:style-name="T84"> </text:span><text:span text:style-name="T81">Léčení, </text:span><text:span text:style-name="T20">První pomoc, Pitva, </text:span><text:span text:style-name="T82">Výroba léčiv a protijedů, </text:span><text:span text:style-name="T81">Bylinkářství, </text:span><text:span text:style-name="T20">Znalost jedů a protijedů, </text:span><text:span text:style-name="T81"><text:s/>Anatomie</text:span></text:p>
      <text:p text:style-name="P106">Sdružená dovednost léčitelství zahrnuje znalosti dlouhodobé léčby, poskytování první pomoci, znalost různých druhů lékařských zákroků, schopnost vyrábět léčiva a protijedy, také znalosti anatomie, bylinek a účinků jedů.</text:p>
      <text:p text:style-name="P106"/>
      <text:h text:style-name="P135" text:outline-level="6">Alchymie</text:h>
      <text:p text:style-name="P106">Cena: 4 profibody za každý bod hodnocení</text:p>
      <text:p text:style-name="P106">Sdruženou dovednost Alchymie se může naučit každý, ale jen alchymista může s její pomocí vyrábět magické předměty či substance. Pro ostatní povolání tato dovednost znamená pouze znalost alchymistických surovin a výrobků.</text:p>
      <text:p text:style-name="P106"/>
      <text:h text:style-name="P135" text:outline-level="6">Čarování</text:h>
      <text:p text:style-name="P106">Cena: 4 profibody za každý bod hodnocení</text:p>
      <text:p text:style-name="P106"><text:soft-page-break/>Sdružená dovednost čarování představuje znalost postupů sesílání kouzelnických zaklínadel. Naučit se ji může každý, ale pouze kouzelník dokáže s její pomocí kouzlit. Pro ostatní povolání tato dovednost představuje jen znalost zaklínadel a schopnost poznat, jaké kouzlo kouzelník sesílá.<text:line-break/><text:tab/>Dovednost Čarování se také používá při sesílání kouzel pomocí magických předmětů a svitků. Seslat kouzlo pomocí předmětu je sice s obtížemi možné i bez znalosti Čarování, ale čím vyšší má postava hodnocení této dovednosti, tím bude takto seslané kouzlo účinnější a tím větší bude šance, že se jí to podaří. Z tohoto důvodu se Čarování často učí alchymisté, ti totiž dokáží takové magické předměty vyrábět.</text:p>
      <text:p text:style-name="P106"/>
      <text:h text:style-name="P135" text:outline-level="6">Učenost</text:h>
      <text:p text:style-name="P106">Cena: 4 profibody za každý bod hodnocení</text:p>
      <text:p text:style-name="P106"><text:span text:style-name="T15">Specializace:</text:span><text:span text:style-name="T14"> </text:span><text:span text:style-name="T11">Anatomie, Architektura, </text:span><text:span text:style-name="T13">Astrologie, </text:span><text:span text:style-name="T11">Čtení a psaní,</text:span><text:span text:style-name="T12"> </text:span><text:span text:style-name="T11">Filosofie a teorie magie, Geografie, Heraldika, </text:span><text:span text:style-name="T13">Historie, Matematika, Navigace, </text:span><text:span text:style-name="T11">Teologie, Právo, Logické hry</text:span><text:span text:style-name="T14"> (například šachy)</text:span><text:span text:style-name="T5">,</text:span><text:span text:style-name="T14"> </text:span><text:span text:style-name="T11">Znalost cizího jazyka</text:span></text:p>
      <text:p text:style-name="P106">Postava s nulovým hodnocením Učenosti neumí číst ani psát. Postava v rámci hodnocení Učenosti může umět až tolik cizích jazyků, kolik činí toto hodnocení. Rodný jazyk umí každá postava zdarma a do tohoto počtu se tedy nepočítá.</text:p>
      <text:p text:style-name="P106"/>
      <text:h text:style-name="P135" text:outline-level="6">Jednání</text:h>
      <text:p text:style-name="P106">Cena: 4 profibody za každý bod hodnocení</text:p>
      <text:p text:style-name="P106"><text:span text:style-name="T84">Specializace: </text:span><text:span text:style-name="T81">Etiketa a zjišťování informací, P</text:span><text:span text:style-name="T79">řetvářka a lhaní</text:span><text:span text:style-name="T84">,</text:span><text:span text:style-name="T81"> Vyjednávání</text:span><text:span text:style-name="T19">, </text:span><text:span text:style-name="T81">Uplácení, Zastrašování a vydírání, Vyslýchání, <text:s/>Rétorika, Znalost mysli, Vyučování, Vůle</text:span></text:p>
      <text:p text:style-name="P104"><text:soft-page-break/></text:p>
      <text:h text:style-name="P136" text:outline-level="6">Zlodějské praktiky</text:h>
      <text:p text:style-name="P18">Cena: 4 profibody za každý bod hodnocení</text:p>
      <text:p text:style-name="P106"><text:span text:style-name="T16">Specializace:</text:span><text:span text:style-name="T69"> </text:span><text:span text:style-name="T20">Líčení a zneškodňování pastí, Otevírání zámků, Šifry, </text:span><text:span text:style-name="T142">Odezírání ze rtů, Padělatelství,</text:span><text:span text:style-name="T21"> </text:span><text:span text:style-name="T20">Nenápadnost, Ostražitost, Plížení, Vnímání, Hledání, Schovávání předmětů, Zlodějská gesta, Falešná hra, </text:span><text:span text:style-name="T21">Uzlování</text:span><text:span text:style-name="T20"> a únik z pout, Vybírání kapes, Odhad ceny, Znalost podsvětí, Znalost postupů městské stráže</text:span></text:p>
      <text:p text:style-name="P106"><text:span text:style-name="T69">Zlodějské praktiky zahrnují širokou škálu schopností a znalostí užitečných zejména v městském prostředí, ale také třeba při průzkumu opuštěného podzemí či při pronikání do střeženého paláce</text:span><text:span text:style-name="T143">.</text:span></text:p>
      <text:p text:style-name="P126"/>
      <text:h text:style-name="P173" text:outline-level="5">Samostatné dovednosti</text:h>
      <text:p text:style-name="P126">Samostatné dovednosti jsou rozdělené do několika skupin čistě pro přehlednost, postava se může naučit libovolnou z nich. Všechny stojí 1 profibod za každý bod hodnocení.</text:p>
      <text:p text:style-name="P126"/>
      <text:h text:style-name="P135" text:outline-level="6">Samostatné umělecké dovednosti</text:h>
      <text:p text:style-name="P105">Hra na hudební nástroj, Malba, Herectví, Přednes, Imitace hlasu, Skládání hudby, Sochařství, Tanec, Zpěv</text:p>
      <text:p text:style-name="P19"/>
      <text:h text:style-name="P135" text:outline-level="6">Samostatné fyzické dovednosti</text:h>
      <text:p text:style-name="P106"><text:span text:style-name="T84">Akrobacie, Žonglování, Plavání, Horolezectví, Znalost exotické divočiny, Znalost podzemí, Jezdectví, </text:span><text:span text:style-name="T67">Vozatajství</text:span><text:span text:style-name="T84">, </text:span><text:span text:style-name="T67">Ovládání malých lodí</text:span></text:p>
      <text:p text:style-name="P106"/>
      <text:h text:style-name="P135" text:outline-level="6"><text:soft-page-break/>Samostatné sociální dovednosti</text:h>
      <text:p text:style-name="P105">Společenská či hazardní hra, Mučení, Herectví, Obchod, Velení, Znalost města, Znalost tajných gest</text:p>
      <text:p text:style-name="P29"/>
      <text:h text:style-name="P135" text:outline-level="6">Samostatné akademické dovednosti</text:h>
      <text:p text:style-name="P105">Exotický jazyk, Starobylé písmo, Znalost magických tvorů</text:p>
      <text:p text:style-name="P126"/>
      <text:h text:style-name="P135" text:outline-level="6">Řemesla</text:h>
      <text:p text:style-name="P31"><text:span text:style-name="T84">Dřevařství, Hornictví, </text:span><text:span text:style-name="T67">Hrnčířství, </text:span><text:span text:style-name="T84">Iluminace, </text:span><text:span text:style-name="T67">Kamenictví, </text:span><text:span text:style-name="T84">Kaligrafie, Kartografie, Klenotnictví, </text:span><text:span text:style-name="T68">Konstrukce obléhacích zbraní,</text:span><text:span text:style-name="T84"> Kožedělnictví, </text:span><text:span text:style-name="T67">Kovářství, Krejčířství, </text:span><text:span text:style-name="T84">Lazebnictví, </text:span><text:span text:style-name="T67">Loďařství, Námořnictví, </text:span><text:span text:style-name="T84"><text:s/>Řeznictví, Stavitelství, Tesařina, Vaření, Výroba pastí, Zámečnictví, Zbrojířství, </text:span><text:span text:style-name="T67">Zednictví, </text:span><text:span text:style-name="T68">Zlatnictví</text:span></text:p>
      <text:h text:style-name="Heading_20_1" text:outline-level="1">Zranění a léčba</text:h>
      <text:p text:style-name="P87">Přes noc se vyléčí (Síla) život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Tahoma1" svg:font-family="Tahoma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19T15:39:32.074000000</dc:date>
    <meta:print-date>2113-01-01T00:00:00</meta:print-date>
    <meta:editing-cycles>13287</meta:editing-cycles>
    <meta:editing-duration>P41DT5H8M57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3" meta:paragraph-count="377" meta:word-count="3549" meta:character-count="23416" meta:non-whitespace-character-count="20254"/>
  </office:meta>
</office:document-meta>
</file>